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ettings.xml" manifest:media-type="text/xml"/>
  <manifest:file-entry manifest:full-path="manifest.rdf" manifest:media-type="application/rdf+xml"/>
  <manifest:file-entry manifest:full-path="styles.xml" manifest:media-type="text/xml"/>
  <manifest:file-entry manifest:full-path="Object 4/content.xml" manifest:media-type="text/xml"/>
  <manifest:file-entry manifest:full-path="Object 4/styles.xml" manifest:media-type="text/xml"/>
  <manifest:file-entry manifest:full-path="Object 4/settings.xml" manifest:media-type="text/xml"/>
  <manifest:file-entry manifest:full-path="Object 4/manifest.rdf" manifest:media-type="application/rdf+xml"/>
  <manifest:file-entry manifest:full-path="Object 4/" manifest:version="1.2" manifest:media-type="application/vnd.oasis.opendocument.spreadsheet"/>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
  <manifest:file-entry manifest:full-path="ObjectReplacements/Object 6" manifest:media-type=""/>
  <manifest:file-entry manifest:full-path="Configurations2/" manifest:media-type="application/vnd.sun.xml.ui.configuration"/>
  <manifest:file-entry manifest:full-path="Object 6/settings.xml" manifest:media-type="text/xml"/>
  <manifest:file-entry manifest:full-path="Object 6/manifest.rdf" manifest:media-type="application/rdf+xml"/>
  <manifest:file-entry manifest:full-path="Object 6/styles.xml" manifest:media-type="text/xml"/>
  <manifest:file-entry manifest:full-path="Object 6/content.xml" manifest:media-type="text/xml"/>
  <manifest:file-entry manifest:full-path="Object 6/" manifest:version="1.2" manifest:media-type="application/vnd.oasis.opendocument.spreadshee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Noto Sans Devanagari1" svg:font-family="'Noto Sans Devanagari'" style:font-family-generic="swiss"/>
    <style:font-face style:name="Cambria" svg:font-family="Cambria" style:font-family-generic="roman" style:font-pitch="variable"/>
    <style:font-face style:name="Nimbus Roman" svg:font-family="'Nimbus Roman'" style:font-family-generic="roman" style:font-pitch="variable"/>
    <style:font-face style:name="Times New Roman" svg:font-family="'Times New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Arabic" svg:font-family="'Noto Sans Arabic'"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fo:margin-left="0in" fo:margin-right="0in" fo:text-align="center" style:justify-single-word="false" fo:text-indent="0.2917in" style:auto-text-indent="false"/>
      <style:text-properties style:font-name="Times New Roman" fo:font-size="12pt" officeooo:paragraph-rsid="000176fa" style:font-size-asian="12pt" style:font-name-complex="Times New Roman1" style:font-size-complex="12pt"/>
    </style:style>
    <style:style style:name="P2" style:family="paragraph" style:parent-style-name="Standard">
      <style:paragraph-properties fo:margin-left="0in" fo:margin-right="0in" fo:text-indent="0.2917in" style:auto-text-indent="false"/>
      <style:text-properties style:font-name="Times New Roman" fo:font-size="12pt" officeooo:paragraph-rsid="000176fa" style:font-size-asian="12pt" style:font-name-complex="Times New Roman1" style:font-size-complex="12pt"/>
    </style:style>
    <style:style style:name="P3" style:family="paragraph" style:parent-style-name="Standard">
      <style:paragraph-properties fo:margin-left="0in" fo:margin-right="0in" fo:text-align="center" style:justify-single-word="false" fo:text-indent="0.2917in" style:auto-text-indent="false"/>
      <style:text-properties style:font-name="Times New Roman" fo:font-size="12pt" officeooo:rsid="00028b00" officeooo:paragraph-rsid="00028b00" style:font-size-asian="12pt" style:font-name-complex="Times New Roman1" style:font-size-complex="12pt"/>
    </style:style>
    <style:style style:name="P4" style:family="paragraph" style:parent-style-name="Standard">
      <style:paragraph-properties fo:margin-left="0in" fo:margin-right="0in" fo:text-indent="0.2917in" style:auto-text-indent="false"/>
      <style:text-properties style:font-name="Times New Roman" fo:font-size="12pt" officeooo:paragraph-rsid="0014e519" style:font-size-asian="12pt" style:font-name-complex="Times New Roman1" style:font-size-complex="12pt"/>
    </style:style>
    <style:style style:name="P5" style:family="paragraph" style:parent-style-name="Standard">
      <style:paragraph-properties fo:margin-left="0in" fo:margin-right="0in" fo:text-align="start" style:justify-single-word="false" fo:text-indent="0.2917in" style:auto-text-indent="false"/>
      <style:text-properties style:font-name="Times New Roman" fo:font-size="12pt" officeooo:rsid="00155183" officeooo:paragraph-rsid="00155183" style:font-size-asian="12pt" style:font-name-complex="Times New Roman1" style:font-size-complex="12pt"/>
    </style:style>
    <style:style style:name="P6" style:family="paragraph" style:parent-style-name="Standard">
      <style:paragraph-properties fo:margin-left="0in" fo:margin-right="0in" fo:text-indent="0.2917in" style:auto-text-indent="false"/>
      <style:text-properties style:font-name="Times New Roman" fo:font-size="12pt" officeooo:rsid="00155183" officeooo:paragraph-rsid="00155183" style:font-size-asian="12pt" style:font-name-complex="Times New Roman1" style:font-size-complex="12pt"/>
    </style:style>
    <style:style style:name="P7" style:family="paragraph" style:parent-style-name="Standard">
      <style:paragraph-properties fo:margin-left="0in" fo:margin-right="0in" fo:text-indent="0.2917in" style:auto-text-indent="false"/>
      <style:text-properties style:font-name="Times New Roman" fo:font-size="12pt" officeooo:paragraph-rsid="00155183" style:font-size-asian="12pt" style:font-name-complex="Times New Roman1" style:font-size-complex="12pt"/>
    </style:style>
    <style:style style:name="P8" style:family="paragraph" style:parent-style-name="Standard">
      <style:paragraph-properties fo:margin-left="0in" fo:margin-right="0in" fo:text-indent="0.2917in" style:auto-text-indent="false"/>
      <style:text-properties style:font-name="Times New Roman" fo:font-size="12pt" officeooo:paragraph-rsid="00184b81" style:font-size-asian="12pt" style:font-name-complex="Times New Roman1" style:font-size-complex="12pt"/>
    </style:style>
    <style:style style:name="P9" style:family="paragraph" style:parent-style-name="Standard">
      <style:paragraph-properties fo:margin-left="0in" fo:margin-right="0in" fo:text-indent="0.2917in" style:auto-text-indent="false"/>
      <style:text-properties style:font-name="Times New Roman" fo:font-size="12pt" officeooo:rsid="0018cd0c" officeooo:paragraph-rsid="0018cd0c" style:font-size-asian="12pt" style:font-name-complex="Times New Roman1" style:font-size-complex="12pt"/>
    </style:style>
    <style:style style:name="P10" style:family="paragraph" style:parent-style-name="Standard">
      <style:paragraph-properties fo:margin-left="0in" fo:margin-right="0in" fo:text-align="center" style:justify-single-word="false" fo:text-indent="0.2917in" style:auto-text-indent="false"/>
      <style:text-properties style:font-name="Times New Roman" fo:font-size="14pt" fo:font-weight="bold" officeooo:paragraph-rsid="000176fa" style:font-size-asian="14pt" style:font-weight-asian="bold" style:font-name-complex="Times New Roman1" style:font-size-complex="16pt"/>
    </style:style>
    <style:style style:name="P11" style:family="paragraph" style:parent-style-name="Standard">
      <style:paragraph-properties fo:margin-left="0in" fo:margin-right="0in" fo:text-align="center" style:justify-single-word="false" fo:text-indent="0.2917in" style:auto-text-indent="false"/>
      <style:text-properties officeooo:paragraph-rsid="000176fa"/>
    </style:style>
    <style:style style:name="P12" style:family="paragraph" style:parent-style-name="Standard">
      <style:paragraph-properties fo:margin-left="0in" fo:margin-right="0in" fo:text-indent="0.2917in" style:auto-text-indent="false"/>
      <style:text-properties officeooo:paragraph-rsid="000176fa"/>
    </style:style>
    <style:style style:name="P13" style:family="paragraph" style:parent-style-name="Standard">
      <style:paragraph-properties fo:margin-left="0in" fo:margin-right="0in" fo:text-indent="0.2917in" style:auto-text-indent="false"/>
      <style:text-properties officeooo:paragraph-rsid="000436bb"/>
    </style:style>
    <style:style style:name="P14" style:family="paragraph" style:parent-style-name="Standard">
      <style:paragraph-properties fo:margin-left="0in" fo:margin-right="0in" fo:text-indent="0.2917in" style:auto-text-indent="false"/>
      <style:text-properties officeooo:paragraph-rsid="00063574"/>
    </style:style>
    <style:style style:name="P15" style:family="paragraph" style:parent-style-name="Standard">
      <style:paragraph-properties fo:margin-left="0in" fo:margin-right="0in" fo:text-indent="0.2917in" style:auto-text-indent="false"/>
      <style:text-properties officeooo:rsid="0008c3ee" officeooo:paragraph-rsid="0013c8af"/>
    </style:style>
    <style:style style:name="P16" style:family="paragraph" style:parent-style-name="Standard">
      <style:paragraph-properties fo:margin-left="0in" fo:margin-right="0in" fo:text-indent="0.2917in" style:auto-text-indent="false"/>
      <style:text-properties officeooo:paragraph-rsid="0016da7f"/>
    </style:style>
    <style:style style:name="P17" style:family="paragraph" style:parent-style-name="Standard">
      <style:paragraph-properties fo:margin-left="0in" fo:margin-right="0in" fo:text-indent="0.2917in" style:auto-text-indent="false"/>
      <style:text-properties officeooo:rsid="0017a294" officeooo:paragraph-rsid="0017a294"/>
    </style:style>
    <style:style style:name="P18" style:family="paragraph" style:parent-style-name="Standard">
      <style:paragraph-properties fo:margin-left="0in" fo:margin-right="0in" fo:text-indent="0.2917in" style:auto-text-indent="false"/>
      <style:text-properties officeooo:rsid="00184b81" officeooo:paragraph-rsid="00184b81"/>
    </style:style>
    <style:style style:name="P19" style:family="paragraph" style:parent-style-name="Standard">
      <style:paragraph-properties fo:margin-left="0in" fo:margin-right="0in" fo:text-indent="0.4165in" style:auto-text-indent="false"/>
      <style:text-properties style:font-name="Times New Roman" fo:font-size="12pt" officeooo:paragraph-rsid="000176fa" style:font-size-asian="12pt" style:font-name-complex="Times New Roman1" style:font-size-complex="12pt"/>
    </style:style>
    <style:style style:name="P20" style:family="paragraph" style:parent-style-name="Title" style:master-page-name="Standard">
      <style:paragraph-properties style:page-number="auto"/>
      <style:text-properties officeooo:paragraph-rsid="000176fa"/>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2pt" officeooo:rsid="00109113" style:font-size-asian="12pt" style:font-name-complex="Times New Roman1" style:font-size-complex="12pt"/>
    </style:style>
    <style:style style:name="T3" style:family="text">
      <style:text-properties style:font-name="Times New Roman" fo:font-size="12pt" officeooo:rsid="001228ba" style:font-size-asian="12pt" style:font-name-complex="Times New Roman1" style:font-size-complex="12pt"/>
    </style:style>
    <style:style style:name="T4" style:family="text">
      <style:text-properties style:font-name="Times New Roman" fo:font-size="12pt" officeooo:rsid="000176fa" style:font-size-asian="12pt" style:font-name-complex="Times New Roman1" style:font-size-complex="12pt"/>
    </style:style>
    <style:style style:name="T5" style:family="text">
      <style:text-properties style:font-name="Times New Roman" fo:font-size="12pt" officeooo:rsid="00028b00" style:font-size-asian="12pt" style:font-name-complex="Times New Roman1" style:font-size-complex="12pt"/>
    </style:style>
    <style:style style:name="T6" style:family="text">
      <style:text-properties style:font-name="Times New Roman" fo:font-size="12pt" officeooo:rsid="000436bb" style:font-size-asian="12pt" style:font-name-complex="Times New Roman1" style:font-size-complex="12pt"/>
    </style:style>
    <style:style style:name="T7" style:family="text">
      <style:text-properties style:font-name="Times New Roman" fo:font-size="12pt" officeooo:rsid="0004a5b2" style:font-size-asian="12pt" style:font-name-complex="Times New Roman1" style:font-size-complex="12pt"/>
    </style:style>
    <style:style style:name="T8" style:family="text">
      <style:text-properties style:font-name="Times New Roman" fo:font-size="12pt" officeooo:rsid="00063574" style:font-size-asian="12pt" style:font-name-complex="Times New Roman1" style:font-size-complex="12pt"/>
    </style:style>
    <style:style style:name="T9" style:family="text">
      <style:text-properties style:font-name="Times New Roman" fo:font-size="12pt" officeooo:rsid="00074972" style:font-size-asian="12pt" style:font-name-complex="Times New Roman1" style:font-size-complex="12pt"/>
    </style:style>
    <style:style style:name="T10" style:family="text">
      <style:text-properties style:font-name="Times New Roman" fo:font-size="12pt" officeooo:rsid="0008c3ee" style:font-size-asian="12pt" style:font-name-complex="Times New Roman1" style:font-size-complex="12pt"/>
    </style:style>
    <style:style style:name="T11" style:family="text">
      <style:text-properties style:font-name="Times New Roman" fo:font-size="12pt" officeooo:rsid="000df2f9" style:font-size-asian="12pt" style:font-name-complex="Times New Roman1" style:font-size-complex="12pt"/>
    </style:style>
    <style:style style:name="T12" style:family="text">
      <style:text-properties style:font-name="Times New Roman" fo:font-size="12pt" officeooo:rsid="000f487d" style:font-size-asian="12pt" style:font-name-complex="Times New Roman1" style:font-size-complex="12pt"/>
    </style:style>
    <style:style style:name="T13" style:family="text">
      <style:text-properties style:font-name="Times New Roman" fo:font-size="12pt" officeooo:rsid="0010fa81" style:font-size-asian="12pt" style:font-name-complex="Times New Roman1" style:font-size-complex="12pt"/>
    </style:style>
    <style:style style:name="T14" style:family="text">
      <style:text-properties style:font-name="Times New Roman" fo:font-size="12pt" officeooo:rsid="0012a36a" style:font-size-asian="12pt" style:font-name-complex="Times New Roman1" style:font-size-complex="12pt"/>
    </style:style>
    <style:style style:name="T15" style:family="text">
      <style:text-properties style:font-name="Times New Roman" fo:font-size="12pt" officeooo:rsid="0013c8af" style:font-size-asian="12pt" style:font-name-complex="Times New Roman1" style:font-size-complex="12pt"/>
    </style:style>
    <style:style style:name="T16" style:family="text">
      <style:text-properties style:font-name="Times New Roman" fo:font-size="12pt" officeooo:rsid="00155183" style:font-size-asian="12pt" style:font-name-complex="Times New Roman1" style:font-size-complex="12pt"/>
    </style:style>
    <style:style style:name="T17" style:family="text">
      <style:text-properties style:font-name="Times New Roman" fo:font-size="12pt" officeooo:rsid="0016da7f" style:font-size-asian="12pt" style:font-name-complex="Times New Roman1" style:font-size-complex="12pt"/>
    </style:style>
    <style:style style:name="T18" style:family="text">
      <style:text-properties style:font-name="Times New Roman" fo:font-size="12pt" officeooo:rsid="0017a294" style:font-size-asian="12pt" style:font-name-complex="Times New Roman1" style:font-size-complex="12pt"/>
    </style:style>
    <style:style style:name="T19" style:family="text">
      <style:text-properties style:font-name="Times New Roman" fo:font-size="12pt" officeooo:rsid="0017d481" style:font-size-asian="12pt" style:font-name-complex="Times New Roman1" style:font-size-complex="12pt"/>
    </style:style>
    <style:style style:name="T20" style:family="text">
      <style:text-properties fo:font-variant="normal" fo:text-transform="none" fo:color="#000000" style:text-line-through-style="none" style:text-line-through-type="none" style:font-name="Times New Roman" fo:font-size="12pt" fo:font-style="normal" style:text-underline-style="none" fo:font-weight="normal" officeooo:rsid="00063574" style:text-blinking="false" fo:background-color="transparent" loext:char-shading-value="0" style:font-size-asian="12pt" style:font-name-complex="Times New Roman1" style:font-size-complex="12pt"/>
    </style:style>
    <style:style style:name="T21" style:family="text">
      <style:text-properties fo:font-variant="normal" fo:text-transform="none" fo:color="#000000" style:text-line-through-style="none" style:text-line-through-type="none" style:font-name="Times New Roman" fo:font-size="12pt" fo:font-style="normal" style:text-underline-style="none" fo:font-weight="normal" officeooo:rsid="00074972" style:text-blinking="false" fo:background-color="transparent" loext:char-shading-value="0" style:font-size-asian="12pt" style:font-name-complex="Times New Roman1" style:font-size-complex="12pt"/>
    </style:style>
    <style:style style:name="T22" style:family="text">
      <style:text-properties fo:font-variant="normal" fo:text-transform="none" fo:color="#000000" style:text-line-through-style="none" style:text-line-through-type="none" style:font-name="Times New Roman" fo:font-size="12pt" fo:font-style="normal" style:text-underline-style="none" fo:font-weight="normal" officeooo:rsid="0008c3ee" style:text-blinking="false" fo:background-color="transparent" loext:char-shading-value="0" style:font-size-asian="12pt" style:font-name-complex="Times New Roman1" style:font-size-complex="12pt"/>
    </style:style>
    <style:style style:name="T23" style:family="text">
      <style:text-properties fo:font-variant="normal" fo:text-transform="none" fo:color="#000000" style:text-line-through-style="none" style:text-line-through-type="none" style:font-name="Times New Roman" fo:font-size="12pt" fo:font-style="normal" style:text-underline-style="none" fo:font-weight="normal" officeooo:rsid="000aa804" style:text-blinking="false" fo:background-color="transparent" loext:char-shading-value="0" style:font-size-asian="12pt" style:font-name-complex="Times New Roman1" style:font-size-complex="12pt"/>
    </style:style>
    <style:style style:name="T24" style:family="text">
      <style:text-properties officeooo:rsid="000df2f9"/>
    </style:style>
    <style:style style:name="T25" style:family="text">
      <style:text-properties officeooo:rsid="0014e519"/>
    </style:style>
    <style:style style:name="T26" style:family="text">
      <style:text-properties officeooo:rsid="00155183"/>
    </style:style>
    <style:style style:name="T27" style:family="text">
      <style:text-properties officeooo:rsid="00184b81"/>
    </style:style>
    <style:style style:name="fr1" style:family="graphic" style:parent-style-name="OLE">
      <style:graphic-properties style:vertical-pos="from-top" style:horizontal-pos="center" style:horizontal-rel="paragraph" draw:ole-draw-aspect="1"/>
    </style:style>
    <style:style style:name="fr2" style:family="graphic" style:parent-style-name="OLE">
      <style:graphic-properties style:vertical-pos="from-top" draw:ole-draw-aspect="1"/>
    </style:style>
    <style:style style:name="fr3" style:family="graphic" style:parent-style-name="OLE">
      <style:graphic-properties style:horizontal-pos="center"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Report: Linear Search Performance Comparison</text:h>
      <text:p text:style-name="P1">Yu Sheng</text:p>
      <text:p text:style-name="P1">2018/2/7</text:p>
      <text:p text:style-name="P4">The main purpose of study is to compare the performance of each search using the execution time data of four searches including linear search, better search sentinel linear search and recursive linear search. This comparison process will be divided into <text:span text:style-name="T25">four </text:span>parts; first part <text:span text:style-name="T25">to analyzing the performance of each search algorithm <text:s/>under 50 million data for all three cases :best case, worst case and average case . Second part </text:span>is analyzing the time duration curve of each search algorithm in each case. We are using <text:span text:style-name="T25">JAVA</text:span> language for implementing the algorithm in th<text:span text:style-name="T25">ese two </text:span>part<text:span text:style-name="T25">s</text:span>. <text:span text:style-name="T25">Third </text:span>part is to compare the speed of worst case of each search program in Java and C. Last but not least, we will look closely to the number of searches in one second for each search program in average case.</text:p>
      <text:p text:style-name="P2"/>
      <text:p text:style-name="P2">Before going to the data analyzing part, I will illustrate how we obtain the data first. The first step is to implement each search program using the algorithm provided in the lab#2 instruction sheet. Then insert time command to count the time duration of each search program. In order to make observation easier, I choose millisecond as unit for duration records for both C and Java. Call element we are searching as x and the array of data where we search x as A. Be carefully to shuffle array each time. Set x to the value of first element in A for the best case x. And for average case, set x to a random number in bigger range than range of A. and x=-1 in worst case, since -1 would never occur in the A. Then increase the data size from 1 million to 50 million by 1 million each time and do 100 bootstraps for each data size and averaging them, we will obtain an unbiased dataset of time duration for each search program on data size from 1 million to 50 million in best, average and worst case.</text:p>
      <text:p text:style-name="P2"/>
      <text:p text:style-name="P6">Turning to the first part of the report, four graphes are shown below. In this plot,<text:span text:style-name="T24"> data size is 50 million </text:span>and <text:span text:style-name="T24">we </text:span>are <text:span text:style-name="T24">compar</text:span>ing<text:span text:style-name="T24"> the performance of same search in best, worst and average case. We will then have the graphes as show below. </text:span>The x-axis shows the time duration in milliseconds and y-axis shows the search algorithm being calculated.</text:p>
      <text:p text:style-name="P2"/>
      <text:p text:style-name="P2"/>
      <text:p text:style-name="P7"><text:span text:style-name="T24">In Fig 2.1, data size is 50 million, and we can see the time duration values linear search are approximatly same for three cases, and have same hieght in the graph. That is because we are always searching through whole array for linear search algorithm. And for better search,sentinel search and recursive search, the algorithm states that once we find the element, we would stop searching. Thus the time duration for searching process is depends on the position of target value in the array, if it is in the first position, then it nearly cost no time to search and if it is in the end or not even in the array, then it will take quite long time to search. Former the target value in the array, quiker the time duration would be. Thus if target elemenet is A[0], then it takes less than 0.1 millisecond for these three searches. And the value for average curve should always between the worst case and best case value. And actully, with my chosen of range of random x to be twice as the range of array, thus it is very possible for worst case <text:s/>to happen under this situation. Therefore, <text:s/>for better, sentinel and recursive search, average value of time duration is about 70 % of worst case value. </text:span></text:p>
      <text:p text:style-name="P2"/>
      <text:p text:style-name="P2"><text:span text:style-name="T26">Follwing the first part</text:span>, we would see the performance graph of four linear search algorithm in three cases using C language and analysis the individual trend and the difference between four searches. And also compare to the theoretical O value of each algorithm. For all graphs, y-axis represents time <text:soft-page-break/>duration in milliseconds and x- axis represents the data size from 1 million to 50 million increments by 1 million. </text:p>
      <text:p text:style-name="P2"/>
      <text:p text:style-name="P14"><text:span text:style-name="T1">Fig 1.1 is the time versus data size graph for Best Case, in other word, we will find target element in the first position in array. For the linear search, we can see a straight upward blue line in the graph. The time duration of linear search is increasing approximately linearly as data size increases. It ranges from around 0 to over 1</text:span><text:span text:style-name="T8">7</text:span><text:span text:style-name="T1"> milliseconds. The reason behind it is in the linear search algorithm. In linear search algorithm, we find we will always search the whole array even if we already find the element. Thus the time duration for search is increasing since we need search more elements when the data size gets larger. But when we looking at better search, sentinel search and recursive search curves, we find three lines are almost overlapped. They are parallel to x-axis and their y is constantly close to zero. <text:s/>And this phenomenon makes sense if we look into the algorithm of these three searches. For all the three, it stops right after the target element x is found. And since we are in the best case and we will find the x in first loop, then whole program stops immediately. <text:s/>Thus we conclude that the time duration does for these three searches do not change significantly according to the increases of data size, instead it stays </text:span><text:span text:style-name="T7">below 0.1 millisecond</text:span><text:span text:style-name="T1"> </text:span><text:span text:style-name="T8">not matter how data size changes</text:span><text:span text:style-name="T1">. This result perfectly matches the expected value from the textbook </text:span><text:span text:style-name="T5">as in table</text:span><text:span text:style-name="T1">, as in best case, linear search has O(n) </text:span><text:span text:style-name="T2">linear </text:span><text:span text:style-name="T1">complexity but the time complexity for better, sentinel and recursive search are all constant</text:span><text:span text:style-name="T8">(O(n))</text:span><text:span text:style-name="T1">. </text:span></text:p>
      <text:p text:style-name="P12"/>
      <text:p text:style-name="P1"/>
      <text:p text:style-name="P1">Fig 1.1</text:p>
      <text:p text:style-name="P1"/>
      <text:p text:style-name="P1"/>
      <text:p text:style-name="P10">Worst Case</text:p>
      <text:p text:style-name="P12"><draw:frame draw:style-name="fr1" draw:name="2" text:anchor-type="as-char" svg:y="-2.3744in" svg:width="2.4689in" svg:height="2.2272in" draw:z-index="0"><draw:object xlink:href="./Object 2" xlink:type="simple" xlink:show="embed" xlink:actuate="onLoad"/><draw:image xlink:href="./ObjectReplacements/Object 2" xlink:type="simple" xlink:show="embed" xlink:actuate="onLoad"/><svg:desc>chart</svg:desc></draw:frame><draw:frame draw:style-name="fr2" draw:name="Object1" text:anchor-type="as-char" svg:y="-2.272in" svg:width="2.2398in" svg:height="2.1252in" draw:z-index="1"><draw:object xlink:href="./Object 3" xlink:type="simple" xlink:show="embed" xlink:actuate="onLoad"/><draw:image xlink:href="./ObjectReplacements/Object 3" xlink:type="simple" xlink:show="embed" xlink:actuate="onLoad"/><svg:desc>chart</svg:desc></draw:frame></text:p>
      <text:p text:style-name="P12"/>
      <text:p text:style-name="P11"><text:span text:style-name="T1">Fig 1.2.</text:span><text:span text:style-name="T3">1 <text:s text:c="20"/>Fig 1.2.2</text:span></text:p>
      <text:p text:style-name="P13"><text:span text:style-name="T1">Fig 1.2 is the time versus data size graph for Average Case. </text:span><text:span text:style-name="T3">I</text:span><text:span text:style-name="T1">n other word, target element </text:span><text:span text:style-name="T3">will be in the end of</text:span><text:span text:style-name="T1"> array </text:span><text:span text:style-name="T3">or not even existing in the array</text:span><text:span text:style-name="T1">. </text:span><text:span text:style-name="T3">Thus due to the algorithm, we will search through the whole array for each run. Looking at the G</text:span><text:span text:style-name="T4">raph</text:span><text:span text:style-name="T3"> 1.2.1, </text:span><text:span text:style-name="T4">f</text:span><text:span text:style-name="T1">or the linear </text:span><text:span text:style-name="T4">search, </text:span><text:span text:style-name="T1">better search </text:span><text:span text:style-name="T4">and </text:span><text:span text:style-name="T1">sentinel search, </text:span><text:span text:style-name="T5">we find t</text:span><text:span text:style-name="T6">hree curves are almost overlapped</text:span><text:span text:style-name="T5"> </text:span><text:span text:style-name="T6">with fluctuations within 1 millisecond </text:span><text:span text:style-name="T5">and time duration of linear search is increasing linearly as data size increases. </text:span><text:span text:style-name="T7">And this is resonable, since in worst case we are searching the whole array for all four type of searches. And while the data size increases, there are more elements we need to search. Besides,t</text:span><text:span text:style-name="T6">he range of these three curves is from 2 milliseconds to 1</text:span><text:span text:style-name="T8">7</text:span><text:span text:style-name="T6"> milliseconds. And these </text:span><text:span text:style-name="T7">linear curve</text:span><text:span text:style-name="T6"> agrees with our </text:span><text:span text:style-name="T7">expection (Table 1), where complexity of search in worst case are all O(n). However, we notice that in Fig</text:span><text:span text:style-name="T6"> </text:span><text:span text:style-name="T7">1.2.2 ,</text:span><text:span text:style-name="T9">although recursi</text:span><text:span text:style-name="T7">ve </text:span><text:soft-page-break/><text:span text:style-name="T7">search is also a linear increasing curve and it also has O(n) time complexcity, </text:span><text:span text:style-name="T10">the time duration of recursive is increase in a much larger rate and </text:span><text:span text:style-name="T7">the range of its time duration is 5 times larger than that of other searches. In other words,</text:span><text:span text:style-name="T8">while it takes linear search program 17 milliseconds to </text:span><text:span text:style-name="T9">search in 50 million data</text:span><text:span text:style-name="T8">, it takes 500 milliseconds for recursive search program. And the possible reason behind it is in recursive search, it </text:span><text:bookmark text:name="docs-internal-guid-d342b07f-72d3-1b2d-b7a1-54f937ae1235"/><text:span text:style-name="T20">creates a stack frame while do each recursion. And for 50 million data, we need to create so many stack frame which </text:span><text:span text:style-name="T21">is</text:span><text:span text:style-name="T20"> </text:span><text:span text:style-name="T21">extremely</text:span><text:span text:style-name="T20"> time consuming. That is also why we </text:span><text:span text:style-name="T21">increase the stack size limit </text:span><text:span text:style-name="T23">in JAVA as we tyoe”java -Xss1000000m search” when call the program and type “ulimit -s unlimited” in Linux </text:span><text:span text:style-name="T21">when process recursive search </text:span><text:span text:style-name="T23">for large data set</text:span><text:span text:style-name="T21">. </text:span><text:span text:style-name="T22">Therefore, although the complexicity of recursive linear search is the same as other three searches as in Table 1, we are getting significantly larger result for recursive ssearch compare to other search methods. </text:span></text:p>
      <text:p text:style-name="P15"><text:span text:style-name="T7">F</text:span><text:span text:style-name="T1">ig 1.3 shows us how four search algorithm performs in average case, that is target element can be in the random position in the array or even out the range of array. </text:span><text:span text:style-name="T15">We can see four straight upword curves in Fig 1.3. Which means, for all four searches, the time duration of them are in linear relationship to the data size. This concurds with our discussion in class. As stated in table 1, all four searches have linear complexity in average case. Another thing I notice</text:span><text:span text:style-name="T14"> is that the average value of time duration for sentinel search and better search is shorter than that of linear search and the difference becomes bigger when the data size gets larger. When data size is 50 million, the time duration of sentinel search and better search icost almost only a half of that of linear search. </text:span><text:span text:style-name="T15">Compare</text:span><text:span text:style-name="T11"> better search </text:span><text:span text:style-name="T15">with</text:span><text:span text:style-name="T11"> sentinal search, although in our dicussion in class that it should be </text:span><text:span text:style-name="T1"><text:s/></text:span><text:span text:style-name="T12">a little bit different as sentinel search contains about 2n steps while better search contains 3n steps for search a element in array size n. In other words, ideally, both starting by similar time duration valueas, but as the data size increases, time duration curve for sentinel search <text:s/>should increase in a lower rate than that of better search, and eventually we should see sentinal search curve stays below the better search curve <text:s/>However, in our graph, two time duration curve nearly overlap each other. This may caused by inevitable estimation errors when collecting the random value since we are not able to use loop here. Or the timing command is </text:span><text:span text:style-name="T14">not </text:span><text:span text:style-name="T13">sens</text:span><text:span text:style-name="T14">able</text:span><text:span text:style-name="T13"> </text:span><text:span text:style-name="T14">to detact the</text:span><text:span text:style-name="T13"> exact difference between them </text:span><text:span text:style-name="T12">since the different is not that significant and we </text:span><text:span text:style-name="T14">use </text:span><text:span text:style-name="T12">millisecond as unit</text:span><text:span text:style-name="T13">. </text:span><text:span text:style-name="T14"><text:s/></text:span><text:span text:style-name="T1">Due to the same reason in worst case, we can see the curve for time duration of recursive search is increasing much more rapid than other researches, and it ranges from <text:s/>10 milliseconds to 343 milliseconds. <text:s/></text:span></text:p>
      <text:p text:style-name="P16"><text:span text:style-name="T16">Moving to the third part, we try to get comparison of program speed in different language. </text:span><text:span text:style-name="T18">We are doing it under worst case where we can best distinguish the comparative speed of each searching algorithm. </text:span><text:span text:style-name="T16">I got result </text:span><text:span text:style-name="T18">a</text:span><text:span text:style-name="T16">s shown in </text:span><text:span text:style-name="T17">four graphs </text:span><text:span text:style-name="T16">above. </text:span><text:span text:style-name="T18">We </text:span><text:span text:style-name="T16">see </text:span><text:span text:style-name="T18">that</text:span><text:span text:style-name="T16"> curve represent</text:span><text:span text:style-name="T18">s</text:span><text:span text:style-name="T16"> program written in C is siginificantly above the curve of program in Java, which means Java is running much faster than C. Combining the information I got from internet, it may caused by the optimization. Since Java appl</text:span><text:span text:style-name="T17">ies</text:span><text:span text:style-name="T16"> optimizations dynamically</text:span><text:span text:style-name="T1">,</text:span><text:span text:style-name="T17">but we compile C using gcc -o which optimize nothing. While optimization, reusing the memory could possibly make speed quicker, especially we are dealling with such a big data set this time. Another possible, is that we measure the time duration more precisely in Java. And we are measuring it in seconds in C, thus the preciseness of the measurement is not enough for the comparison between the language. Then when we look at the Fig 3,4, we see the And it will make sense that for the recursive research, the time duration is comparatively very large, timing command can now precisly record it in C, thus the time duration </text:span><text:span text:style-name="T18">in</text:span><text:span text:style-name="T17"> two language </text:span><text:span text:style-name="T18">are very close.</text:span></text:p>
      <text:p text:style-name="P18"><text:span text:style-name="T18">F</text:span><text:span text:style-name="T1">or the last part of extra credits, my result is in the Table below.</text:span></text:p>
      <text:p text:style-name="P17"><draw:frame draw:style-name="fr4" draw:name="Object3" text:anchor-type="paragraph" svg:x="0.2783in" svg:y="0.0555in" svg:width="5.7161in" svg:height="1.0665in" draw:z-index="3"><draw:object xlink:href="./Object 4" xlink:type="simple" xlink:show="embed" xlink:actuate="onLoad"/><draw:image xlink:href="./ObjectReplacements/Object 4" xlink:type="simple" xlink:show="embed" xlink:actuate="onLoad"/></draw:frame><text:span text:style-name="T1"/></text:p>
      <text:p text:style-name="P17"><text:span text:style-name="T1"/></text:p>
      <text:p text:style-name="P17"><text:span text:style-name="T1"/></text:p>
      <text:p text:style-name="P17"><text:span text:style-name="T1"/></text:p>
      <text:p text:style-name="P17"><text:span text:style-name="T1"/></text:p>
      <text:p text:style-name="P9"><text:soft-page-break/><text:span text:style-name="T1">From this table, it is clear that sentinal search </text:span>is the quickest search, it performs 106 searches in one second.</text:p>
      <text:p text:style-name="P17"><text:span text:style-name="T1">In conclusion, the performance of linear search stays the same for all cases.And time duration of excution of four rsearches increases linearly as data size increases except in best case, it <text:s/>always takes less than 0.1 millisecond for better, sentinel and recursive search to run. </text:span><text:span text:style-name="T19">R</text:span><text:span text:style-name="T1">ecursive search is the lowest search algorithm due to its stack frame construction. </text:span><text:span text:style-name="T19">Linear is second lowest as it searches whole array no matter in what situation. </text:span></text:p>
      <text:p text:style-name="P2"/>
      <text:p text:style-name="P3"><draw:frame draw:style-name="fr3" draw:name="Object2" text:anchor-type="paragraph" svg:width="5.6626in" svg:height="0.8898in" draw:z-index="2"><draw:object xlink:href="./Object 6" xlink:type="simple" xlink:show="embed" xlink:actuate="onLoad"/><draw:image xlink:href="./ObjectReplacements/Object 6" xlink:type="simple" xlink:show="embed" xlink:actuate="onLoad"/></draw:frame>Table 1</text:p>
      <text:p text:style-name="P5"/>
      <text:p text:style-name="P2"/>
      <text:p text:style-name="P2"/>
      <text:p text:style-name="P2"/>
      <text:p text:style-name="P2"/>
      <text:p text:style-name="P2"/>
      <text:p text:style-name="P9">Table 2</text:p>
      <text:p text:style-name="P9"/>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Appendix of Codes</text:p>
      <text:p text:style-name="P2">//Yu Sheng</text:p>
      <text:p text:style-name="P2">//2018/2/6</text:p>
      <text:p text:style-name="P2">//In C: performance of the search</text:p>
      <text:p text:style-name="P2">#include &lt;stdio.h&gt;</text:p>
      <text:p text:style-name="P2">#include &lt;stdlib.h&gt;</text:p>
      <text:p text:style-name="P2">#include &lt;time.h&gt;</text:p>
      <text:p text:style-name="P2"/>
      <text:p text:style-name="P2">int linearSearch(int data[],int n, int x) {</text:p>
      <text:p text:style-name="P2"><text:s/> int result=-1;</text:p>
      <text:p text:style-name="P2"><text:s/> for(int i=0;i&lt;n;i++){</text:p>
      <text:p text:style-name="P2"><text:tab/>if(data[i]==x){</text:p>
      <text:p text:style-name="P2"><text:s/> <text:tab/>result=i;</text:p>
      <text:p text:style-name="P2"><text:tab/>}//if()</text:p>
      <text:p text:style-name="P2"><text:s/> }//for()</text:p>
      <text:p text:style-name="P2"><text:s/> return result;</text:p>
      <text:p text:style-name="P2">}//linearSearch()</text:p>
      <text:p text:style-name="P2"/>
      <text:p text:style-name="P2">int betterSearch(int data[],int n, int x) {</text:p>
      <text:p text:style-name="P2"><text:s/> for(int i=0;i&lt;n;i++){</text:p>
      <text:p text:style-name="P2"><text:tab/>if(data[i]==x){</text:p>
      <text:p text:style-name="P2"><text:tab/>return i;</text:p>
      <text:p text:style-name="P2"><text:tab/>}//if()</text:p>
      <text:p text:style-name="P2"><text:s/> }//for()</text:p>
      <text:p text:style-name="P2"><text:s/> return -1;</text:p>
      <text:p text:style-name="P2">}//betterSearch()</text:p>
      <text:p text:style-name="P2"/>
      <text:p text:style-name="P2">int sentinelLinearSearch(int data[],int n, int x) {</text:p>
      <text:p text:style-name="P2"><text:s/> int Last=data[n-1];</text:p>
      <text:p text:style-name="P2"><text:s/> data[n-1]=x;</text:p>
      <text:p text:style-name="P2"><text:s/> int i=0;</text:p>
      <text:p text:style-name="P2"><text:s/> while(data[i]!=x){</text:p>
      <text:p text:style-name="P2"><text:tab/>i++;</text:p>
      <text:p text:style-name="P2"><text:s/> }//while</text:p>
      <text:p text:style-name="P2"><text:s/> data[n-1]=Last;</text:p>
      <text:p text:style-name="P2"><text:s/> if(i&lt;n-1||data[n-1]==x)</text:p>
      <text:p text:style-name="P2"><text:s/> return i;</text:p>
      <text:p text:style-name="P2"><text:s/> else</text:p>
      <text:p text:style-name="P2"><text:s/> return -1;</text:p>
      <text:p text:style-name="P2">}//sentinelLinearSearch()</text:p>
      <text:p text:style-name="P2"/>
      <text:p text:style-name="P2">int recursiveLinearSearch(int data[],int n, int i,int x) {</text:p>
      <text:p text:style-name="P2"><text:s/> if(i&gt;=n)</text:p>
      <text:p text:style-name="P2"><text:tab/>return -1;</text:p>
      <text:p text:style-name="P2"><text:s/> else if (data[i]==x)</text:p>
      <text:p text:style-name="P2"><text:tab/>return i;</text:p>
      <text:p text:style-name="P2"><text:soft-page-break/><text:s/> else</text:p>
      <text:p text:style-name="P2"><text:tab/>return recursiveLinearSearch(data,n, i+1,x);</text:p>
      <text:p text:style-name="P2">}//recursiveLinearSearch()</text:p>
      <text:p text:style-name="P2">int main(void){</text:p>
      <text:p text:style-name="P2"><text:s/> long start;</text:p>
      <text:p text:style-name="P2"><text:s/> int ls,bs,sls,rls;</text:p>
      <text:p text:style-name="P19">int size;</text:p>
      <text:p text:style-name="P19">int A[size];</text:p>
      <text:p text:style-name="P19">for(int i=0;i&lt;size;i++){</text:p>
      <text:p text:style-name="P2"><text:s/> <text:tab/>A[i]=i;</text:p>
      <text:p text:style-name="P2"><text:tab/>}//for()</text:p>
      <text:p text:style-name="P2"><text:s/> for(int i=0;i&lt;size;i++){</text:p>
      <text:p text:style-name="P2"><text:tab/>int j=rand()%(size-i)+i;</text:p>
      <text:p text:style-name="P2"><text:tab/>int swap = A[i];</text:p>
      <text:p text:style-name="P2"><text:tab/>A[i]=A[j];</text:p>
      <text:p text:style-name="P2"><text:tab/>A[j]=swap;</text:p>
      <text:p text:style-name="P2"><text:s/> }//shuffle</text:p>
      <text:p text:style-name="P2"><text:s/> <text:tab/>//int x=rand()%(size*2);</text:p>
      <text:p text:style-name="P2"><text:s/> <text:tab/>int x=A[0];</text:p>
      <text:p text:style-name="P2"><text:s/> <text:tab/>//int x=-1;</text:p>
      <text:p text:style-name="P2"><text:s/> <text:tab/>start=clock();</text:p>
      <text:p text:style-name="P2"><text:s/> <text:tab/>ls=linearSearch(A,size,x);</text:p>
      <text:p text:style-name="P2"><text:s/> <text:tab/>double d1=(double)(clock()-start)/(float)CLOCKS_PER_SEC*1000.0;</text:p>
      <text:p text:style-name="P2"/>
      <text:p text:style-name="P2"><text:s/> <text:tab/>start=clock();</text:p>
      <text:p text:style-name="P2"><text:s/> <text:tab/>bs=betterSearch(A,size,x);</text:p>
      <text:p text:style-name="P2"><text:s/> <text:tab/>double d2=(double)(clock()-start)/(float)CLOCKS_PER_SEC*1000.0;</text:p>
      <text:p text:style-name="P2"/>
      <text:p text:style-name="P2"><text:s/> <text:tab/>start=clock();</text:p>
      <text:p text:style-name="P2"><text:s/> <text:tab/>sls=sentinelLinearSearch(A,size,x);</text:p>
      <text:p text:style-name="P2"><text:s/> <text:tab/>double d3=(double)(clock()-start)/(float)CLOCKS_PER_SEC*1000.0;</text:p>
      <text:p text:style-name="P2"/>
      <text:p text:style-name="P2"><text:s/> <text:tab/>start=clock();</text:p>
      <text:p text:style-name="P2"><text:s/> <text:tab/>rls=recursiveLinearSearch(A,size,0,x);</text:p>
      <text:p text:style-name="P2"><text:s/> <text:tab/>double d4=(double)(clock()-start)/(float)CLOCKS_PER_SEC*1000.0;</text:p>
      <text:p text:style-name="P2"><text:tab/></text:p>
      <text:p text:style-name="P2"><text:tab/>printf("%f %f %f %f\n",d1,d2,d3,d4);</text:p>
      <text:p text:style-name="P2"/>
      <text:p text:style-name="P2"><text:s/> <text:tab/>return 0;</text:p>
      <text:p text:style-name="P2">}</text:p>
      <text:p text:style-name="P2">//Yu Sheng</text:p>
      <text:p text:style-name="P2">//2018/2/6</text:p>
      <text:p text:style-name="P2">//In JAVA: performance of the search</text:p>
      <text:p text:style-name="P2"/>
      <text:p text:style-name="P2">import java.util.Random;</text:p>
      <text:p text:style-name="P2">public class search {</text:p>
      <text:p text:style-name="P2"/>
      <text:p text:style-name="P2"><text:soft-page-break/><text:s/>   public static void main(String[] args) {</text:p>
      <text:p text:style-name="P2"/>
      <text:p text:style-name="P2"><text:s/>  <text:tab/> int ls,bs,sls,rls;</text:p>
      <text:p text:style-name="P2"><text:s/>  <text:tab/> double d1,d2,d3,d4;</text:p>
      <text:p text:style-name="P2"><text:s/>  <text:tab/> long start;</text:p>
      <text:p text:style-name="P2"/>
      <text:p text:style-name="P2"><text:s text:c="2"/>  <text:tab/> int size=1000000;</text:p>
      <text:p text:style-name="P2"><text:s/>  <text:tab/> int [] A= new int[size];</text:p>
      <text:p text:style-name="P2"><text:s/>  <text:tab/> Random rand=new Random();</text:p>
      <text:p text:style-name="P2"><text:s/>  <text:tab/> for(int i=0;i&lt;size;i++){</text:p>
      <text:p text:style-name="P2"><text:s/>  <text:tab/><text:tab/> A[i]=i;</text:p>
      <text:p text:style-name="P2"><text:s/>  <text:tab/> }//initialize array</text:p>
      <text:p text:style-name="P2"><text:s/>  <text:tab/> for(int i=0;i&lt;size;i++){</text:p>
      <text:p text:style-name="P2"><text:s/>  <text:tab/><text:tab/> int j=rand.nextInt(size-i)+i;</text:p>
      <text:p text:style-name="P2"><text:s/>  <text:tab/><text:tab/> int swap = A[i];</text:p>
      <text:p text:style-name="P2"><text:s/>  <text:tab/><text:tab/> A[i]=A[j];</text:p>
      <text:p text:style-name="P2"><text:s/>  <text:tab/><text:tab/> A[j]=swap;</text:p>
      <text:p text:style-name="P2"><text:s/>  <text:tab/> }    //shuffle</text:p>
      <text:p text:style-name="P2"/>
      <text:p text:style-name="P2"><text:s/>     int x=rand.nextInt(size*2);</text:p>
      <text:p text:style-name="P2"><text:s/>  <text:s/> // int x=A[0];</text:p>
      <text:p text:style-name="P2"><text:s/>  <text:tab/> //int x=-10;</text:p>
      <text:p text:style-name="P2"><text:s/>  <text:tab/> start =System.nanoTime();</text:p>
      <text:p text:style-name="P2"><text:tab/> ls=linearSearch(A,size,x);</text:p>
      <text:p text:style-name="P2"><text:tab/> d1= (System.nanoTime()-start)/1000000.0;</text:p>
      <text:p text:style-name="P2"/>
      <text:p text:style-name="P2"><text:s/>  <text:tab/> start =System.nanoTime();</text:p>
      <text:p text:style-name="P2"><text:s/>  <text:tab/> bs=betterSearch(A,size,x);</text:p>
      <text:p text:style-name="P2"><text:s/>  <text:tab/> d2= (System.nanoTime()-start)/1000000.0;</text:p>
      <text:p text:style-name="P2"/>
      <text:p text:style-name="P2"><text:s/>  <text:tab/> start =System.nanoTime();</text:p>
      <text:p text:style-name="P2"><text:s/>  <text:tab/> sls=sentinelLinearSearch(A,size,x);</text:p>
      <text:p text:style-name="P2"><text:s/>  <text:tab/> d3=(System.nanoTime()-start)/1000000.0;</text:p>
      <text:p text:style-name="P2"/>
      <text:p text:style-name="P2"><text:s/>  <text:tab/> start =System.nanoTime();</text:p>
      <text:p text:style-name="P2"><text:s/>  <text:tab/> rls=recursiveLinearSearch(A,size,0,x);</text:p>
      <text:p text:style-name="P2"><text:s/>  <text:tab/> d4= (System.nanoTime()-start)/1000000.0;</text:p>
      <text:p text:style-name="P2"/>
      <text:p text:style-name="P2"><text:s/>   System.out.println(d1+" "+d2+" "+d3+" "+d4);</text:p>
      <text:p text:style-name="P2">}//from 1m to 50m</text:p>
      <text:p text:style-name="P2"/>
      <text:p text:style-name="P2">}//main()</text:p>
      <text:p text:style-name="P2"><text:s/> public static int linearSearch(int[] data,int n, int x) {</text:p>
      <text:p text:style-name="P2"><text:s/>     int result=-1;</text:p>
      <text:p text:style-name="P2"><text:tab/>for(int i=0;i&lt;n;i++){</text:p>
      <text:p text:style-name="P2"><text:s/> <text:tab/>if(data[i]==x){</text:p>
      <text:p text:style-name="P2"><text:s/>   <text:tab/>result=i;</text:p>
      <text:p text:style-name="P2"><text:soft-page-break/><text:s/> <text:tab/>}//if()</text:p>
      <text:p text:style-name="P2"><text:tab/>}//for()</text:p>
      <text:p text:style-name="P2"><text:tab/>return result;</text:p>
      <text:p text:style-name="P2"><text:s/> }//linearSearch()</text:p>
      <text:p text:style-name="P2"/>
      <text:p text:style-name="P2"><text:s/> public static int betterSearch(int[] data,int n, int x) {</text:p>
      <text:p text:style-name="P2"><text:tab/>for(int i=0;i&lt;n;i++){</text:p>
      <text:p text:style-name="P2"><text:s/> <text:tab/>if(data[i]==x){</text:p>
      <text:p text:style-name="P2"><text:s/> <text:tab/>return i;</text:p>
      <text:p text:style-name="P2"><text:s/> <text:tab/>}//if()</text:p>
      <text:p text:style-name="P2"><text:tab/>}//for()</text:p>
      <text:p text:style-name="P2"><text:tab/>return -1;</text:p>
      <text:p text:style-name="P2"><text:s/> }//betterSearch()</text:p>
      <text:p text:style-name="P2"/>
      <text:p text:style-name="P2"><text:s/> public static int sentinelLinearSearch(int[] data,int n, int x) {</text:p>
      <text:p text:style-name="P2"><text:tab/>int Last=data[n-1];</text:p>
      <text:p text:style-name="P2"><text:tab/>data[n-1]=x;</text:p>
      <text:p text:style-name="P2"><text:tab/>int i=0;</text:p>
      <text:p text:style-name="P2"><text:tab/>while(data[i]!=x){</text:p>
      <text:p text:style-name="P2"><text:s/> <text:tab/>i++;</text:p>
      <text:p text:style-name="P2"><text:tab/>}//while</text:p>
      <text:p text:style-name="P2"><text:tab/>data[n-1]=Last;</text:p>
      <text:p text:style-name="P2"><text:tab/>if(i&lt;n-1||data[n-1]==x)</text:p>
      <text:p text:style-name="P2"><text:tab/>return i;</text:p>
      <text:p text:style-name="P2"><text:tab/>else</text:p>
      <text:p text:style-name="P2"><text:tab/>return -1;</text:p>
      <text:p text:style-name="P2"><text:s/> }//sentinelLinearSearch()</text:p>
      <text:p text:style-name="P2"/>
      <text:p text:style-name="P2"><text:tab/>public static int recursiveLinearSearch(int[] data,int n, int i,int x) {</text:p>
      <text:p text:style-name="P2"><text:tab/>if(i&gt;=n)</text:p>
      <text:p text:style-name="P2"><text:s/> <text:tab/>return -1;</text:p>
      <text:p text:style-name="P2"><text:tab/>else if (data[i]==x)</text:p>
      <text:p text:style-name="P2"><text:s/> <text:tab/>return i;</text:p>
      <text:p text:style-name="P2"><text:tab/>else</text:p>
      <text:p text:style-name="P2"><text:s/> <text:tab/>return recursiveLinearSearch(data,n,i+1,x);</text:p>
      <text:p text:style-name="P2">}//recursiveLinearSearch()</text:p>
      <text:p text:style-name="P2"/>
      <text:p text:style-name="P2">}</text:p>
      <text:p text:style-name="P2"/>
      <text:p text:style-name="P8">//Yu Sheng</text:p>
      <text:p text:style-name="P8">//2018/2/6</text:p>
      <text:p text:style-name="P8">//<text:span text:style-name="T27">Extra credits: searches in 1 second in average case</text:span></text:p>
      <text:p text:style-name="P8">#include &lt;stdio.h&gt;</text:p>
      <text:p text:style-name="P8">#include &lt;stdlib.h&gt;</text:p>
      <text:p text:style-name="P8">#include &lt;time.h&gt;</text:p>
      <text:p text:style-name="P8"/>
      <text:p text:style-name="P8">int linearSearch(int data[],int n, int x) {</text:p>
      <text:p text:style-name="P8"><text:soft-page-break/><text:s text:c="2"/>int result=-1;</text:p>
      <text:p text:style-name="P8"><text:s text:c="2"/>for(int i=0;i&lt;n;i++){</text:p>
      <text:p text:style-name="P8"><text:s text:c="4"/>if(data[i]==x){</text:p>
      <text:p text:style-name="P8"><text:s text:c="6"/>result=i;</text:p>
      <text:p text:style-name="P8"><text:s text:c="4"/>}//if()</text:p>
      <text:p text:style-name="P8"><text:s text:c="2"/>}//for()</text:p>
      <text:p text:style-name="P8"><text:s text:c="2"/>return result;</text:p>
      <text:p text:style-name="P8">}//linearSearch()</text:p>
      <text:p text:style-name="P8">int betterSearch(int data[],int n, int x) {</text:p>
      <text:p text:style-name="P8"><text:s text:c="2"/>for(int i=0;i&lt;n;i++){</text:p>
      <text:p text:style-name="P8"><text:s text:c="4"/>if(data[i]==x){</text:p>
      <text:p text:style-name="P8"><text:s text:c="4"/>return i;</text:p>
      <text:p text:style-name="P8"><text:s text:c="4"/>}//if()</text:p>
      <text:p text:style-name="P8"><text:s text:c="2"/>}//for()</text:p>
      <text:p text:style-name="P8"><text:s text:c="2"/>return -1;</text:p>
      <text:p text:style-name="P8">}//betterSearch()</text:p>
      <text:p text:style-name="P8"/>
      <text:p text:style-name="P8">int sentinelLinearSearch(int data[],int n, int x) {</text:p>
      <text:p text:style-name="P8"><text:s text:c="2"/>int Last=data[n-1];</text:p>
      <text:p text:style-name="P8"><text:s text:c="2"/>data[n-1]=x;</text:p>
      <text:p text:style-name="P8"><text:s text:c="2"/>int i=0;</text:p>
      <text:p text:style-name="P8"><text:s text:c="2"/>while(data[i]!=x){</text:p>
      <text:p text:style-name="P8"><text:s text:c="4"/>i++;</text:p>
      <text:p text:style-name="P8"><text:s text:c="2"/>}//while</text:p>
      <text:p text:style-name="P8"><text:s text:c="2"/>data[n-1]=Last;</text:p>
      <text:p text:style-name="P8"><text:s text:c="2"/>if(i&lt;n-1||data[n-1]==x)</text:p>
      <text:p text:style-name="P8"><text:s text:c="2"/>return i;</text:p>
      <text:p text:style-name="P8"><text:s text:c="2"/>else</text:p>
      <text:p text:style-name="P8"><text:s text:c="2"/>return -1;</text:p>
      <text:p text:style-name="P8">}//sentinelLinearSearch()</text:p>
      <text:p text:style-name="P8"/>
      <text:p text:style-name="P8">int recursiveLinearSearch(int data[],int n, int i,int x) {</text:p>
      <text:p text:style-name="P8"><text:s text:c="2"/>if(i&gt;=n)</text:p>
      <text:p text:style-name="P8"><text:s text:c="4"/>return -1;</text:p>
      <text:p text:style-name="P8"><text:s text:c="2"/>else if (data[i]==x)</text:p>
      <text:p text:style-name="P8"><text:s text:c="4"/>return i;</text:p>
      <text:p text:style-name="P8"><text:s text:c="2"/>else</text:p>
      <text:p text:style-name="P8"><text:s text:c="4"/>return recursiveLinearSearch(data,n, i+1,x);</text:p>
      <text:p text:style-name="P8">}//recursiveLinearSearch()</text:p>
      <text:p text:style-name="P8">int main(void){</text:p>
      <text:p text:style-name="P8"><text:s text:c="2"/>long start;</text:p>
      <text:p text:style-name="P8"><text:s text:c="2"/>int ls,bs,sls,rls;</text:p>
      <text:p text:style-name="P8"><text:s text:c="2"/>for (int size=10000000;size&lt;50000001;size=size+10000000){</text:p>
      <text:p text:style-name="P8"><text:s text:c="4"/>int A[size];</text:p>
      <text:p text:style-name="P8"><text:s text:c="4"/>for(int i=0;i&lt;size;i++){</text:p>
      <text:p text:style-name="P8"><text:s text:c="6"/>A[i]=i;</text:p>
      <text:p text:style-name="P8"><text:s text:c="4"/>}//for()</text:p>
      <text:p text:style-name="P8"><text:soft-page-break/><text:s text:c="2"/>for(int i=0;i&lt;size;i++){</text:p>
      <text:p text:style-name="P8"><text:s text:c="4"/>int j=rand()%(size-i)+i;</text:p>
      <text:p text:style-name="P8"><text:s text:c="4"/>int swap = A[i];</text:p>
      <text:p text:style-name="P8"><text:s text:c="4"/>A[i]=A[j];</text:p>
      <text:p text:style-name="P8"><text:s text:c="4"/>A[j]=swap;</text:p>
      <text:p text:style-name="P8"><text:s text:c="2"/>}//shuffle</text:p>
      <text:p text:style-name="P8"/>
      <text:p text:style-name="P8"><text:s text:c="2"/>int s=0;//number of search per second</text:p>
      <text:p text:style-name="P8"><text:s text:c="2"/>double d1=0;</text:p>
      <text:p text:style-name="P8"><text:s text:c="2"/>while(d1&lt;1){</text:p>
      <text:p text:style-name="P8">int x=rand()%(size+100);</text:p>
      <text:p text:style-name="P8"><text:s text:c="6"/>start=clock();</text:p>
      <text:p text:style-name="P8"><text:s text:c="6"/>//linearSearch(A,size,x);</text:p>
      <text:p text:style-name="P8"><text:s text:c="6"/>betterSearch(A,size,x);</text:p>
      <text:p text:style-name="P8"><text:s text:c="6"/>//sentinelLinearSearch(A,size,x);</text:p>
      <text:p text:style-name="P8"><text:s text:c="6"/>//recursiveLinearSearch(A,size,0,x);</text:p>
      <text:p text:style-name="P8"><text:s text:c="2"/>d1=d1+(double)(clock()-start)/(float)CLOCKS_PER_SEC;</text:p>
      <text:p text:style-name="P8"><text:s text:c="4"/>s++;</text:p>
      <text:p text:style-name="P8">}//while in one second</text:p>
      <text:p text:style-name="P8">printf("%d\n",s);</text:p>
      <text:p text:style-name="P8">}</text:p>
      <text:p text:style-name="P8"><text:s text:c="6"/>return 0;</text:p>
      <text:p text:style-name="P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Noto Sans Devanagari1" svg:font-family="'Noto Sans Devanagari'" style:font-family-generic="swiss"/>
    <style:font-face style:name="Cambria" svg:font-family="Cambria" style:font-family-generic="roman" style:font-pitch="variable"/>
    <style:font-face style:name="Nimbus Roman" svg:font-family="'Nimbus Roman'" style:font-family-generic="roman" style:font-pitch="variable"/>
    <style:font-face style:name="Times New Roman" svg:font-family="'Times New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Arabic" svg:font-family="'Noto Sans Arabic'"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imbus Roman" fo:font-size="12pt" fo:language="en" fo:country="US" style:letter-kerning="true" style:font-name-asian="Nimbus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Nimbus Roman" fo:font-size="12pt" fo:language="en" fo:country="US" style:letter-kerning="true" style:font-name-asian="Nimbus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Standard" style:default-outline-level="1" style:list-style-name="" style:class="chapter">
      <style:paragraph-properties fo:margin-top="0.1665in" fo:margin-bottom="0.0417in" loext:contextual-spacing="false" fo:text-align="center" style:justify-single-word="false"/>
      <style:text-properties style:font-name="Cambria" fo:font-family="Cambria" style:font-family-generic="roman" style:font-pitch="variable" fo:font-size="16pt" fo:font-weight="bold" style:font-name-asian="宋体" style:font-family-asian="宋体" style:font-family-generic-asian="system" style:font-pitch-asian="variable" style:font-size-asian="16pt" style:font-weight-asian="bold" style:font-name-complex="Noto Sans Arabic" style:font-family-complex="'Noto Sans Arabic'" style:font-family-generic-complex="system" style:font-pitch-complex="variable" style:font-size-complex="16pt"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7T18:38:13.908510996</meta:creation-date>
    <dc:date>2018-02-07T22:59:22.144465963</dc:date>
    <meta:editing-duration>PT11M49S</meta:editing-duration>
    <meta:editing-cycles>2</meta:editing-cycles>
    <meta:generator>LibreOffice/5.4.4.2$Linux_X86_64 LibreOffice_project/40m0$Build-2</meta:generator>
    <meta:document-statistic meta:table-count="0" meta:image-count="0" meta:object-count="4" meta:page-count="10" meta:paragraph-count="251" meta:word-count="2413" meta:character-count="16077" meta:non-whitespace-character-count="13351"/>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include-hidden-cells="false" chart:auto-position="true" chart:auto-size="true" chart:treat-empty-cells="leave-gap"/>
    </style:style>
    <style:style style:name="ch3" style:family="chart" style:data-style-name="N10036">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5" style:family="chart">
      <style:graphic-properties svg:stroke-width="0.026cm" svg:stroke-color="#878787"/>
    </style:style>
    <style:style style:name="ch6" style:family="chart" style:data-style-name="N0">
      <style:chart-properties chart:symbol-type="none" chart:link-data-style-to-source="true"/>
      <style:graphic-properties svg:stroke-width="0.079cm" svg:stroke-color="#4a7ebb" draw:fill-color="#4a7ebb"/>
      <style:text-properties fo:font-size="10pt" style:font-size-asian="10pt" style:font-size-complex="10pt"/>
    </style:style>
    <style:style style:name="ch7" style:family="chart" style:data-style-name="N0">
      <style:chart-properties chart:symbol-type="none" chart:link-data-style-to-source="true"/>
      <style:graphic-properties svg:stroke-width="0.079cm" svg:stroke-color="#be4b48" draw:fill-color="#be4b48"/>
      <style:text-properties fo:font-size="10pt" style:font-size-asian="10pt" style:font-size-complex="10pt"/>
    </style:style>
    <style:style style:name="ch8" style:family="chart" style:data-style-name="N0">
      <style:chart-properties chart:symbol-type="none" chart:link-data-style-to-source="true"/>
      <style:graphic-properties svg:stroke-width="0.079cm" svg:stroke-color="#98b855" draw:fill-color="#98b855"/>
      <style:text-properties fo:font-size="10pt" style:font-size-asian="10pt" style:font-size-complex="10pt"/>
    </style:style>
    <style:style style:name="ch9" style:family="chart" style:data-style-name="N0">
      <style:chart-properties chart:symbol-type="none" chart:link-data-style-to-source="true"/>
      <style:graphic-properties svg:stroke-width="0.079cm" svg:stroke-color="#7d5fa0" draw:fill-color="#7d5fa0"/>
      <style:text-properties fo:font-size="10pt" style:font-size-asian="10pt" style:font-size-complex="10pt"/>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6.27cm" svg:height="5.656cm" xlink:href="." xlink:type="simple" chart:class="chart:line" chart:style-name="ch1">
        <chart:plot-area chart:style-name="ch2" chart:data-source-has-labels="both" svg:x="0.125cm" svg:y="0.113cm" svg:width="6.02cm" svg:height="5.43cm">
          <chartooo:coordinate-region svg:x="0.787cm" svg:y="0.113cm" svg:width="5.358cm" svg:height="4.645cm"/>
          <chart:axis chart:dimension="x" chart:name="primary-x" chart:style-name="ch3" chartooo:axis-type="auto">
            <chartooo:date-scale/>
            <chart:categories table:cell-range-address="local-table.$A$2:.$A$51"/>
          </chart:axis>
          <chart:axis chart:dimension="y" chart:name="primary-y" chart:style-name="ch4">
            <chart:grid chart:style-name="ch5" chart:class="major"/>
          </chart:axis>
          <chart:series chart:style-name="ch6" chart:values-cell-range-address="local-table.$B$2:.$B$51" chart:label-cell-address="local-table.$B$1" chart:class="chart:line">
            <chart:data-point chart:repeated="50"/>
          </chart:series>
          <chart:series chart:style-name="ch7" chart:values-cell-range-address="local-table.$C$2:.$C$51" chart:label-cell-address="local-table.$C$1" chart:class="chart:line">
            <chart:data-point chart:repeated="50"/>
          </chart:series>
          <chart:series chart:style-name="ch8" chart:values-cell-range-address="local-table.$D$2:.$D$51" chart:label-cell-address="local-table.$D$1" chart:class="chart:line">
            <chart:data-point chart:repeated="50"/>
          </chart:series>
          <chart:series chart:style-name="ch9" chart:values-cell-range-address="local-table.$E$2:.$E$51" chart:label-cell-address="local-table.$E$1" chart:class="chart:line">
            <chart:data-point chart:repeated="50"/>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Linear Search</text:p>
              </table:table-cell>
              <table:table-cell office:value-type="string">
                <text:p>Better Search</text:p>
              </table:table-cell>
              <table:table-cell office:value-type="string">
                <text:p>Sentinel Linear Search</text:p>
              </table:table-cell>
              <table:table-cell office:value-type="string">
                <text:p>Recursive Linear Search</text:p>
              </table:table-cell>
            </table:table-row>
          </table:table-header-rows>
          <table:table-rows>
            <table:table-row>
              <table:table-cell office:value-type="string">
                <text:p>1</text:p>
              </table:table-cell>
              <table:table-cell office:value-type="float" office:value="2.632831">
                <text:p>2.632831</text:p>
              </table:table-cell>
              <table:table-cell office:value-type="float" office:value="2.397862">
                <text:p>2.397862</text:p>
              </table:table-cell>
              <table:table-cell office:value-type="float" office:value="2.155634">
                <text:p>2.155634</text:p>
              </table:table-cell>
              <table:table-cell office:value-type="float" office:value="9.97595">
                <text:p>9.97595</text:p>
              </table:table-cell>
            </table:table-row>
            <table:table-row>
              <table:table-cell office:value-type="string">
                <text:p>2</text:p>
              </table:table-cell>
              <table:table-cell office:value-type="float" office:value="0.57983">
                <text:p>0.57983</text:p>
              </table:table-cell>
              <table:table-cell office:value-type="float" office:value="0.403369">
                <text:p>0.403369</text:p>
              </table:table-cell>
              <table:table-cell office:value-type="float" office:value="3.187322">
                <text:p>3.187322</text:p>
              </table:table-cell>
              <table:table-cell office:value-type="float" office:value="15.560861">
                <text:p>15.560861</text:p>
              </table:table-cell>
            </table:table-row>
            <table:table-row>
              <table:table-cell office:value-type="string">
                <text:p>3</text:p>
              </table:table-cell>
              <table:table-cell office:value-type="float" office:value="1.209583">
                <text:p>1.209583</text:p>
              </table:table-cell>
              <table:table-cell office:value-type="float" office:value="0.808794">
                <text:p>0.808794</text:p>
              </table:table-cell>
              <table:table-cell office:value-type="float" office:value="0.795749">
                <text:p>0.795749</text:p>
              </table:table-cell>
              <table:table-cell office:value-type="float" office:value="24.938931">
                <text:p>24.938931</text:p>
              </table:table-cell>
            </table:table-row>
            <table:table-row>
              <table:table-cell office:value-type="string">
                <text:p>4</text:p>
              </table:table-cell>
              <table:table-cell office:value-type="float" office:value="1.616953">
                <text:p>1.616953</text:p>
              </table:table-cell>
              <table:table-cell office:value-type="float" office:value="1.133188">
                <text:p>1.133188</text:p>
              </table:table-cell>
              <table:table-cell office:value-type="float" office:value="1.024076">
                <text:p>1.024076</text:p>
              </table:table-cell>
              <table:table-cell office:value-type="float" office:value="33.983548">
                <text:p>33.983548</text:p>
              </table:table-cell>
            </table:table-row>
            <table:table-row>
              <table:table-cell office:value-type="string">
                <text:p>5</text:p>
              </table:table-cell>
              <table:table-cell office:value-type="float" office:value="2.127514">
                <text:p>2.127514</text:p>
              </table:table-cell>
              <table:table-cell office:value-type="float" office:value="1.254112">
                <text:p>1.254112</text:p>
              </table:table-cell>
              <table:table-cell office:value-type="float" office:value="1.27742">
                <text:p>1.27742</text:p>
              </table:table-cell>
              <table:table-cell office:value-type="float" office:value="41.172237">
                <text:p>41.172237</text:p>
              </table:table-cell>
            </table:table-row>
            <table:table-row>
              <table:table-cell office:value-type="string">
                <text:p>6</text:p>
              </table:table-cell>
              <table:table-cell office:value-type="float" office:value="2.090588">
                <text:p>2.090588</text:p>
              </table:table-cell>
              <table:table-cell office:value-type="float" office:value="1.684723">
                <text:p>1.684723</text:p>
              </table:table-cell>
              <table:table-cell office:value-type="float" office:value="1.520222">
                <text:p>1.520222</text:p>
              </table:table-cell>
              <table:table-cell office:value-type="float" office:value="53.180981">
                <text:p>53.180981</text:p>
              </table:table-cell>
            </table:table-row>
            <table:table-row>
              <table:table-cell office:value-type="string">
                <text:p>7</text:p>
              </table:table-cell>
              <table:table-cell office:value-type="float" office:value="2.611199">
                <text:p>2.611199</text:p>
              </table:table-cell>
              <table:table-cell office:value-type="float" office:value="1.828653">
                <text:p>1.828653</text:p>
              </table:table-cell>
              <table:table-cell office:value-type="float" office:value="2.08636">
                <text:p>2.08636</text:p>
              </table:table-cell>
              <table:table-cell office:value-type="float" office:value="64.55374">
                <text:p>64.55374</text:p>
              </table:table-cell>
            </table:table-row>
            <table:table-row>
              <table:table-cell office:value-type="string">
                <text:p>8</text:p>
              </table:table-cell>
              <table:table-cell office:value-type="float" office:value="2.712885">
                <text:p>2.712885</text:p>
              </table:table-cell>
              <table:table-cell office:value-type="float" office:value="2.002802">
                <text:p>2.002802</text:p>
              </table:table-cell>
              <table:table-cell office:value-type="float" office:value="2.277673">
                <text:p>2.277673</text:p>
              </table:table-cell>
              <table:table-cell office:value-type="float" office:value="71.579632">
                <text:p>71.579632</text:p>
              </table:table-cell>
            </table:table-row>
            <table:table-row>
              <table:table-cell office:value-type="string">
                <text:p>9</text:p>
              </table:table-cell>
              <table:table-cell office:value-type="float" office:value="3.16311">
                <text:p>3.16311</text:p>
              </table:table-cell>
              <table:table-cell office:value-type="float" office:value="2.374329">
                <text:p>2.374329</text:p>
              </table:table-cell>
              <table:table-cell office:value-type="float" office:value="2.272731">
                <text:p>2.272731</text:p>
              </table:table-cell>
              <table:table-cell office:value-type="float" office:value="80.731339">
                <text:p>80.731339</text:p>
              </table:table-cell>
            </table:table-row>
            <table:table-row>
              <table:table-cell office:value-type="string">
                <text:p>10</text:p>
              </table:table-cell>
              <table:table-cell office:value-type="float" office:value="3.201872">
                <text:p>3.201872</text:p>
              </table:table-cell>
              <table:table-cell office:value-type="float" office:value="2.489463">
                <text:p>2.489463</text:p>
              </table:table-cell>
              <table:table-cell office:value-type="float" office:value="2.882393">
                <text:p>2.882393</text:p>
              </table:table-cell>
              <table:table-cell office:value-type="float" office:value="90.674993">
                <text:p>90.674993</text:p>
              </table:table-cell>
            </table:table-row>
            <table:table-row>
              <table:table-cell office:value-type="string">
                <text:p>11</text:p>
              </table:table-cell>
              <table:table-cell office:value-type="float" office:value="3.660716">
                <text:p>3.660716</text:p>
              </table:table-cell>
              <table:table-cell office:value-type="float" office:value="2.926174">
                <text:p>2.926174</text:p>
              </table:table-cell>
              <table:table-cell office:value-type="float" office:value="2.920945">
                <text:p>2.920945</text:p>
              </table:table-cell>
              <table:table-cell office:value-type="float" office:value="99.785451">
                <text:p>99.785451</text:p>
              </table:table-cell>
            </table:table-row>
            <table:table-row>
              <table:table-cell office:value-type="string">
                <text:p>12</text:p>
              </table:table-cell>
              <table:table-cell office:value-type="float" office:value="4.714009">
                <text:p>4.714009</text:p>
              </table:table-cell>
              <table:table-cell office:value-type="float" office:value="4.221321">
                <text:p>4.221321</text:p>
              </table:table-cell>
              <table:table-cell office:value-type="float" office:value="4.306663">
                <text:p>4.306663</text:p>
              </table:table-cell>
              <table:table-cell office:value-type="float" office:value="107.71344">
                <text:p>107.71344</text:p>
              </table:table-cell>
            </table:table-row>
            <table:table-row>
              <table:table-cell office:value-type="string">
                <text:p>13</text:p>
              </table:table-cell>
              <table:table-cell office:value-type="float" office:value="4.163533">
                <text:p>4.163533</text:p>
              </table:table-cell>
              <table:table-cell office:value-type="float" office:value="3.59109">
                <text:p>3.59109</text:p>
              </table:table-cell>
              <table:table-cell office:value-type="float" office:value="3.704726">
                <text:p>3.704726</text:p>
              </table:table-cell>
              <table:table-cell office:value-type="float" office:value="117.398723">
                <text:p>117.398723</text:p>
              </table:table-cell>
            </table:table-row>
            <table:table-row>
              <table:table-cell office:value-type="string">
                <text:p>14</text:p>
              </table:table-cell>
              <table:table-cell office:value-type="float" office:value="4.359963">
                <text:p>4.359963</text:p>
              </table:table-cell>
              <table:table-cell office:value-type="float" office:value="3.795783">
                <text:p>3.795783</text:p>
              </table:table-cell>
              <table:table-cell office:value-type="float" office:value="4.166445">
                <text:p>4.166445</text:p>
              </table:table-cell>
              <table:table-cell office:value-type="float" office:value="123.585484">
                <text:p>123.585484</text:p>
              </table:table-cell>
            </table:table-row>
            <table:table-row>
              <table:table-cell office:value-type="string">
                <text:p>15</text:p>
              </table:table-cell>
              <table:table-cell office:value-type="float" office:value="4.729569">
                <text:p>4.729569</text:p>
              </table:table-cell>
              <table:table-cell office:value-type="float" office:value="4.21185">
                <text:p>4.21185</text:p>
              </table:table-cell>
              <table:table-cell office:value-type="float" office:value="4.366913">
                <text:p>4.366913</text:p>
              </table:table-cell>
              <table:table-cell office:value-type="float" office:value="135.877398">
                <text:p>135.877398</text:p>
              </table:table-cell>
            </table:table-row>
            <table:table-row>
              <table:table-cell office:value-type="string">
                <text:p>16</text:p>
              </table:table-cell>
              <table:table-cell office:value-type="float" office:value="5.294089">
                <text:p>5.294089</text:p>
              </table:table-cell>
              <table:table-cell office:value-type="float" office:value="4.398133">
                <text:p>4.398133</text:p>
              </table:table-cell>
              <table:table-cell office:value-type="float" office:value="4.383987">
                <text:p>4.383987</text:p>
              </table:table-cell>
              <table:table-cell office:value-type="float" office:value="143.056858">
                <text:p>143.056858</text:p>
              </table:table-cell>
            </table:table-row>
            <table:table-row>
              <table:table-cell office:value-type="string">
                <text:p>17</text:p>
              </table:table-cell>
              <table:table-cell office:value-type="float" office:value="5.421287">
                <text:p>5.421287</text:p>
              </table:table-cell>
              <table:table-cell office:value-type="float" office:value="4.618687">
                <text:p>4.618687</text:p>
              </table:table-cell>
              <table:table-cell office:value-type="float" office:value="4.879142">
                <text:p>4.879142</text:p>
              </table:table-cell>
              <table:table-cell office:value-type="float" office:value="152.563227">
                <text:p>152.563227</text:p>
              </table:table-cell>
            </table:table-row>
            <table:table-row>
              <table:table-cell office:value-type="string">
                <text:p>18</text:p>
              </table:table-cell>
              <table:table-cell office:value-type="float" office:value="5.677094">
                <text:p>5.677094</text:p>
              </table:table-cell>
              <table:table-cell office:value-type="float" office:value="5.094968">
                <text:p>5.094968</text:p>
              </table:table-cell>
              <table:table-cell office:value-type="float" office:value="4.943956">
                <text:p>4.943956</text:p>
              </table:table-cell>
              <table:table-cell office:value-type="float" office:value="161.516568">
                <text:p>161.516568</text:p>
              </table:table-cell>
            </table:table-row>
            <table:table-row>
              <table:table-cell office:value-type="string">
                <text:p>19</text:p>
              </table:table-cell>
              <table:table-cell office:value-type="float" office:value="5.967541">
                <text:p>5.967541</text:p>
              </table:table-cell>
              <table:table-cell office:value-type="float" office:value="5.003752">
                <text:p>5.003752</text:p>
              </table:table-cell>
              <table:table-cell office:value-type="float" office:value="5.347172">
                <text:p>5.347172</text:p>
              </table:table-cell>
              <table:table-cell office:value-type="float" office:value="169.452311">
                <text:p>169.452311</text:p>
              </table:table-cell>
            </table:table-row>
            <table:table-row>
              <table:table-cell office:value-type="string">
                <text:p>20</text:p>
              </table:table-cell>
              <table:table-cell office:value-type="float" office:value="6.372017">
                <text:p>6.372017</text:p>
              </table:table-cell>
              <table:table-cell office:value-type="float" office:value="5.456339">
                <text:p>5.456339</text:p>
              </table:table-cell>
              <table:table-cell office:value-type="float" office:value="5.389652">
                <text:p>5.389652</text:p>
              </table:table-cell>
              <table:table-cell office:value-type="float" office:value="180.576468">
                <text:p>180.576468</text:p>
              </table:table-cell>
            </table:table-row>
            <table:table-row>
              <table:table-cell office:value-type="string">
                <text:p>21</text:p>
              </table:table-cell>
              <table:table-cell office:value-type="float" office:value="6.514389">
                <text:p>6.514389</text:p>
              </table:table-cell>
              <table:table-cell office:value-type="float" office:value="5.682611">
                <text:p>5.682611</text:p>
              </table:table-cell>
              <table:table-cell office:value-type="float" office:value="6.026942">
                <text:p>6.026942</text:p>
              </table:table-cell>
              <table:table-cell office:value-type="float" office:value="189.548933">
                <text:p>189.548933</text:p>
              </table:table-cell>
            </table:table-row>
            <table:table-row>
              <table:table-cell office:value-type="string">
                <text:p>22</text:p>
              </table:table-cell>
              <table:table-cell office:value-type="float" office:value="6.650842">
                <text:p>6.650842</text:p>
              </table:table-cell>
              <table:table-cell office:value-type="float" office:value="5.930062">
                <text:p>5.930062</text:p>
              </table:table-cell>
              <table:table-cell office:value-type="float" office:value="5.924869">
                <text:p>5.924869</text:p>
              </table:table-cell>
              <table:table-cell office:value-type="float" office:value="195.008697">
                <text:p>195.008697</text:p>
              </table:table-cell>
            </table:table-row>
            <table:table-row>
              <table:table-cell office:value-type="string">
                <text:p>23</text:p>
              </table:table-cell>
              <table:table-cell office:value-type="float" office:value="7.250127">
                <text:p>7.250127</text:p>
              </table:table-cell>
              <table:table-cell office:value-type="float" office:value="6.651968">
                <text:p>6.651968</text:p>
              </table:table-cell>
              <table:table-cell office:value-type="float" office:value="6.647086">
                <text:p>6.647086</text:p>
              </table:table-cell>
              <table:table-cell office:value-type="float" office:value="207.061334">
                <text:p>207.061334</text:p>
              </table:table-cell>
            </table:table-row>
            <table:table-row>
              <table:table-cell office:value-type="string">
                <text:p>24</text:p>
              </table:table-cell>
              <table:table-cell office:value-type="float" office:value="7.160142">
                <text:p>7.160142</text:p>
              </table:table-cell>
              <table:table-cell office:value-type="float" office:value="6.508946">
                <text:p>6.508946</text:p>
              </table:table-cell>
              <table:table-cell office:value-type="float" office:value="6.629534">
                <text:p>6.629534</text:p>
              </table:table-cell>
              <table:table-cell office:value-type="float" office:value="219.524467">
                <text:p>219.524467</text:p>
              </table:table-cell>
            </table:table-row>
            <table:table-row>
              <table:table-cell office:value-type="string">
                <text:p>25</text:p>
              </table:table-cell>
              <table:table-cell office:value-type="float" office:value="7.610445">
                <text:p>7.610445</text:p>
              </table:table-cell>
              <table:table-cell office:value-type="float" office:value="6.968548">
                <text:p>6.968548</text:p>
              </table:table-cell>
              <table:table-cell office:value-type="float" office:value="7.166157">
                <text:p>7.166157</text:p>
              </table:table-cell>
              <table:table-cell office:value-type="float" office:value="226.519963">
                <text:p>226.519963</text:p>
              </table:table-cell>
            </table:table-row>
            <table:table-row>
              <table:table-cell office:value-type="string">
                <text:p>26</text:p>
              </table:table-cell>
              <table:table-cell office:value-type="float" office:value="7.985659">
                <text:p>7.985659</text:p>
              </table:table-cell>
              <table:table-cell office:value-type="float" office:value="7.04346">
                <text:p>7.04346</text:p>
              </table:table-cell>
              <table:table-cell office:value-type="float" office:value="7.236745">
                <text:p>7.236745</text:p>
              </table:table-cell>
              <table:table-cell office:value-type="float" office:value="237.425918">
                <text:p>237.425918</text:p>
              </table:table-cell>
            </table:table-row>
            <table:table-row>
              <table:table-cell office:value-type="string">
                <text:p>27</text:p>
              </table:table-cell>
              <table:table-cell office:value-type="float" office:value="8.48529">
                <text:p>8.48529</text:p>
              </table:table-cell>
              <table:table-cell office:value-type="float" office:value="7.611168">
                <text:p>7.611168</text:p>
              </table:table-cell>
              <table:table-cell office:value-type="float" office:value="7.626132">
                <text:p>7.626132</text:p>
              </table:table-cell>
              <table:table-cell office:value-type="float" office:value="245.876978">
                <text:p>245.876978</text:p>
              </table:table-cell>
            </table:table-row>
            <table:table-row>
              <table:table-cell office:value-type="string">
                <text:p>28</text:p>
              </table:table-cell>
              <table:table-cell office:value-type="float" office:value="8.672748">
                <text:p>8.672748</text:p>
              </table:table-cell>
              <table:table-cell office:value-type="float" office:value="7.672578">
                <text:p>7.672578</text:p>
              </table:table-cell>
              <table:table-cell office:value-type="float" office:value="7.972614">
                <text:p>7.972614</text:p>
              </table:table-cell>
              <table:table-cell office:value-type="float" office:value="255.324143">
                <text:p>255.324143</text:p>
              </table:table-cell>
            </table:table-row>
            <table:table-row>
              <table:table-cell office:value-type="string">
                <text:p>29</text:p>
              </table:table-cell>
              <table:table-cell office:value-type="float" office:value="8.76467">
                <text:p>8.76467</text:p>
              </table:table-cell>
              <table:table-cell office:value-type="float" office:value="8.350652">
                <text:p>8.350652</text:p>
              </table:table-cell>
              <table:table-cell office:value-type="float" office:value="8.143234">
                <text:p>8.143234</text:p>
              </table:table-cell>
              <table:table-cell office:value-type="float" office:value="262.197376">
                <text:p>262.197376</text:p>
              </table:table-cell>
            </table:table-row>
            <table:table-row>
              <table:table-cell office:value-type="string">
                <text:p>30</text:p>
              </table:table-cell>
              <table:table-cell office:value-type="float" office:value="8.823662">
                <text:p>8.823662</text:p>
              </table:table-cell>
              <table:table-cell office:value-type="float" office:value="8.628822">
                <text:p>8.628822</text:p>
              </table:table-cell>
              <table:table-cell office:value-type="float" office:value="8.706798">
                <text:p>8.706798</text:p>
              </table:table-cell>
              <table:table-cell office:value-type="float" office:value="274.080912">
                <text:p>274.080912</text:p>
              </table:table-cell>
            </table:table-row>
            <table:table-row>
              <table:table-cell office:value-type="string">
                <text:p>31</text:p>
              </table:table-cell>
              <table:table-cell office:value-type="float" office:value="9.628247">
                <text:p>9.628247</text:p>
              </table:table-cell>
              <table:table-cell office:value-type="float" office:value="8.898523">
                <text:p>8.898523</text:p>
              </table:table-cell>
              <table:table-cell office:value-type="float" office:value="8.907267">
                <text:p>8.907267</text:p>
              </table:table-cell>
              <table:table-cell office:value-type="float" office:value="287.996479">
                <text:p>287.996479</text:p>
              </table:table-cell>
            </table:table-row>
            <table:table-row>
              <table:table-cell office:value-type="string">
                <text:p>32</text:p>
              </table:table-cell>
              <table:table-cell office:value-type="float" office:value="9.780923">
                <text:p>9.780923</text:p>
              </table:table-cell>
              <table:table-cell office:value-type="float" office:value="9.154678">
                <text:p>9.154678</text:p>
              </table:table-cell>
              <table:table-cell office:value-type="float" office:value="9.72489">
                <text:p>9.72489</text:p>
              </table:table-cell>
              <table:table-cell office:value-type="float" office:value="297.56599">
                <text:p>297.56599</text:p>
              </table:table-cell>
            </table:table-row>
            <table:table-row>
              <table:table-cell office:value-type="string">
                <text:p>33</text:p>
              </table:table-cell>
              <table:table-cell office:value-type="float" office:value="10.851729">
                <text:p>10.851729</text:p>
              </table:table-cell>
              <table:table-cell office:value-type="float" office:value="9.903872">
                <text:p>9.903872</text:p>
              </table:table-cell>
              <table:table-cell office:value-type="float" office:value="10.073288">
                <text:p>10.073288</text:p>
              </table:table-cell>
              <table:table-cell office:value-type="float" office:value="306.087228">
                <text:p>306.087228</text:p>
              </table:table-cell>
            </table:table-row>
            <table:table-row>
              <table:table-cell office:value-type="string">
                <text:p>34</text:p>
              </table:table-cell>
              <table:table-cell office:value-type="float" office:value="10.864895">
                <text:p>10.864895</text:p>
              </table:table-cell>
              <table:table-cell office:value-type="float" office:value="10.333281">
                <text:p>10.333281</text:p>
              </table:table-cell>
              <table:table-cell office:value-type="float" office:value="10.597658">
                <text:p>10.597658</text:p>
              </table:table-cell>
              <table:table-cell office:value-type="float" office:value="315.520442">
                <text:p>315.520442</text:p>
              </table:table-cell>
            </table:table-row>
            <table:table-row>
              <table:table-cell office:value-type="string">
                <text:p>35</text:p>
              </table:table-cell>
              <table:table-cell office:value-type="float" office:value="11.314492">
                <text:p>11.314492</text:p>
              </table:table-cell>
              <table:table-cell office:value-type="float" office:value="10.436858">
                <text:p>10.436858</text:p>
              </table:table-cell>
              <table:table-cell office:value-type="float" office:value="10.697761">
                <text:p>10.697761</text:p>
              </table:table-cell>
              <table:table-cell office:value-type="float" office:value="323.956249">
                <text:p>323.956249</text:p>
              </table:table-cell>
            </table:table-row>
            <table:table-row>
              <table:table-cell office:value-type="string">
                <text:p>36</text:p>
              </table:table-cell>
              <table:table-cell office:value-type="float" office:value="11.792491">
                <text:p>11.792491</text:p>
              </table:table-cell>
              <table:table-cell office:value-type="float" office:value="10.852622">
                <text:p>10.852622</text:p>
              </table:table-cell>
              <table:table-cell office:value-type="float" office:value="11.180515">
                <text:p>11.180515</text:p>
              </table:table-cell>
              <table:table-cell office:value-type="float" office:value="335.150893">
                <text:p>335.150893</text:p>
              </table:table-cell>
            </table:table-row>
            <table:table-row>
              <table:table-cell office:value-type="string">
                <text:p>37</text:p>
              </table:table-cell>
              <table:table-cell office:value-type="float" office:value="12.100929">
                <text:p>12.100929</text:p>
              </table:table-cell>
              <table:table-cell office:value-type="float" office:value="11.2741">
                <text:p>11.2741</text:p>
              </table:table-cell>
              <table:table-cell office:value-type="float" office:value="11.76749">
                <text:p>11.76749</text:p>
              </table:table-cell>
              <table:table-cell office:value-type="float" office:value="346.095103">
                <text:p>346.095103</text:p>
              </table:table-cell>
            </table:table-row>
            <table:table-row>
              <table:table-cell office:value-type="string">
                <text:p>38</text:p>
              </table:table-cell>
              <table:table-cell office:value-type="float" office:value="11.468928">
                <text:p>11.468928</text:p>
              </table:table-cell>
              <table:table-cell office:value-type="float" office:value="10.845804">
                <text:p>10.845804</text:p>
              </table:table-cell>
              <table:table-cell office:value-type="float" office:value="10.942747">
                <text:p>10.942747</text:p>
              </table:table-cell>
              <table:table-cell office:value-type="float" office:value="349.391196">
                <text:p>349.391196</text:p>
              </table:table-cell>
            </table:table-row>
            <table:table-row>
              <table:table-cell office:value-type="string">
                <text:p>39</text:p>
              </table:table-cell>
              <table:table-cell office:value-type="float" office:value="11.451568">
                <text:p>11.451568</text:p>
              </table:table-cell>
              <table:table-cell office:value-type="float" office:value="10.889211">
                <text:p>10.889211</text:p>
              </table:table-cell>
              <table:table-cell office:value-type="float" office:value="11.456261">
                <text:p>11.456261</text:p>
              </table:table-cell>
              <table:table-cell office:value-type="float" office:value="360.582254">
                <text:p>360.582254</text:p>
              </table:table-cell>
            </table:table-row>
            <table:table-row>
              <table:table-cell office:value-type="string">
                <text:p>40</text:p>
              </table:table-cell>
              <table:table-cell office:value-type="float" office:value="11.853116">
                <text:p>11.853116</text:p>
              </table:table-cell>
              <table:table-cell office:value-type="float" office:value="11.271037">
                <text:p>11.271037</text:p>
              </table:table-cell>
              <table:table-cell office:value-type="float" office:value="11.220981">
                <text:p>11.220981</text:p>
              </table:table-cell>
              <table:table-cell office:value-type="float" office:value="365.615091">
                <text:p>365.615091</text:p>
              </table:table-cell>
            </table:table-row>
            <table:table-row>
              <table:table-cell office:value-type="string">
                <text:p>41</text:p>
              </table:table-cell>
              <table:table-cell office:value-type="float" office:value="14.266902">
                <text:p>14.266902</text:p>
              </table:table-cell>
              <table:table-cell office:value-type="float" office:value="13.340009">
                <text:p>13.340009</text:p>
              </table:table-cell>
              <table:table-cell office:value-type="float" office:value="12.476876">
                <text:p>12.476876</text:p>
              </table:table-cell>
              <table:table-cell office:value-type="float" office:value="378.401759">
                <text:p>378.401759</text:p>
              </table:table-cell>
            </table:table-row>
            <table:table-row>
              <table:table-cell office:value-type="string">
                <text:p>42</text:p>
              </table:table-cell>
              <table:table-cell office:value-type="float" office:value="12.483854">
                <text:p>12.483854</text:p>
              </table:table-cell>
              <table:table-cell office:value-type="float" office:value="11.780883">
                <text:p>11.780883</text:p>
              </table:table-cell>
              <table:table-cell office:value-type="float" office:value="12.054149">
                <text:p>12.054149</text:p>
              </table:table-cell>
              <table:table-cell office:value-type="float" office:value="388.106924">
                <text:p>388.106924</text:p>
              </table:table-cell>
            </table:table-row>
            <table:table-row>
              <table:table-cell office:value-type="string">
                <text:p>43</text:p>
              </table:table-cell>
              <table:table-cell office:value-type="float" office:value="12.737707">
                <text:p>12.737707</text:p>
              </table:table-cell>
              <table:table-cell office:value-type="float" office:value="12.173382">
                <text:p>12.173382</text:p>
              </table:table-cell>
              <table:table-cell office:value-type="float" office:value="12.500024">
                <text:p>12.500024</text:p>
              </table:table-cell>
              <table:table-cell office:value-type="float" office:value="393.734848">
                <text:p>393.734848</text:p>
              </table:table-cell>
            </table:table-row>
            <table:table-row>
              <table:table-cell office:value-type="string">
                <text:p>44</text:p>
              </table:table-cell>
              <table:table-cell office:value-type="float" office:value="13.2031">
                <text:p>13.2031</text:p>
              </table:table-cell>
              <table:table-cell office:value-type="float" office:value="12.499512">
                <text:p>12.499512</text:p>
              </table:table-cell>
              <table:table-cell office:value-type="float" office:value="12.805893">
                <text:p>12.805893</text:p>
              </table:table-cell>
              <table:table-cell office:value-type="float" office:value="403.305205">
                <text:p>403.305205</text:p>
              </table:table-cell>
            </table:table-row>
            <table:table-row>
              <table:table-cell office:value-type="string">
                <text:p>45</text:p>
              </table:table-cell>
              <table:table-cell office:value-type="float" office:value="13.404592">
                <text:p>13.404592</text:p>
              </table:table-cell>
              <table:table-cell office:value-type="float" office:value="12.611341">
                <text:p>12.611341</text:p>
              </table:table-cell>
              <table:table-cell office:value-type="float" office:value="12.720583">
                <text:p>12.720583</text:p>
              </table:table-cell>
              <table:table-cell office:value-type="float" office:value="415.791888">
                <text:p>415.791888</text:p>
              </table:table-cell>
            </table:table-row>
            <table:table-row>
              <table:table-cell office:value-type="string">
                <text:p>46</text:p>
              </table:table-cell>
              <table:table-cell office:value-type="float" office:value="13.596969">
                <text:p>13.596969</text:p>
              </table:table-cell>
              <table:table-cell office:value-type="float" office:value="12.903167">
                <text:p>12.903167</text:p>
              </table:table-cell>
              <table:table-cell office:value-type="float" office:value="13.113589">
                <text:p>13.113589</text:p>
              </table:table-cell>
              <table:table-cell office:value-type="float" office:value="423.821583">
                <text:p>423.821583</text:p>
              </table:table-cell>
            </table:table-row>
            <table:table-row>
              <table:table-cell office:value-type="string">
                <text:p>47</text:p>
              </table:table-cell>
              <table:table-cell office:value-type="float" office:value="14.960098">
                <text:p>14.960098</text:p>
              </table:table-cell>
              <table:table-cell office:value-type="float" office:value="13.810742">
                <text:p>13.810742</text:p>
              </table:table-cell>
              <table:table-cell office:value-type="float" office:value="14.443457">
                <text:p>14.443457</text:p>
              </table:table-cell>
              <table:table-cell office:value-type="float" office:value="440.642968">
                <text:p>440.642968</text:p>
              </table:table-cell>
            </table:table-row>
            <table:table-row>
              <table:table-cell office:value-type="string">
                <text:p>48</text:p>
              </table:table-cell>
              <table:table-cell office:value-type="float" office:value="15.987072">
                <text:p>15.987072</text:p>
              </table:table-cell>
              <table:table-cell office:value-type="float" office:value="15.148717">
                <text:p>15.148717</text:p>
              </table:table-cell>
              <table:table-cell office:value-type="float" office:value="15.122873">
                <text:p>15.122873</text:p>
              </table:table-cell>
              <table:table-cell office:value-type="float" office:value="449.752269">
                <text:p>449.752269</text:p>
              </table:table-cell>
            </table:table-row>
            <table:table-row>
              <table:table-cell office:value-type="string">
                <text:p>49</text:p>
              </table:table-cell>
              <table:table-cell office:value-type="float" office:value="16.147852">
                <text:p>16.147852</text:p>
              </table:table-cell>
              <table:table-cell office:value-type="float" office:value="15.548631">
                <text:p>15.548631</text:p>
              </table:table-cell>
              <table:table-cell office:value-type="float" office:value="15.894408">
                <text:p>15.894408</text:p>
              </table:table-cell>
              <table:table-cell office:value-type="float" office:value="462.202349">
                <text:p>462.202349</text:p>
              </table:table-cell>
            </table:table-row>
            <table:table-row>
              <table:table-cell office:value-type="string">
                <text:p>50</text:p>
              </table:table-cell>
              <table:table-cell office:value-type="float" office:value="19.375569">
                <text:p>19.375569</text:p>
              </table:table-cell>
              <table:table-cell office:value-type="float" office:value="18.812627">
                <text:p>18.812627</text:p>
              </table:table-cell>
              <table:table-cell office:value-type="float" office:value="20.780645">
                <text:p>20.780645</text:p>
              </table:table-cell>
              <table:table-cell office:value-type="float" office:value="483.854871">
                <text:p>483.85487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4.2$Linux_X86_64 LibreOffice_project/4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include-hidden-cells="false" chart:auto-position="true" chart:auto-size="true" chart:treat-empty-cells="leave-gap"/>
    </style:style>
    <style:style style:name="ch3" style:family="chart" style:data-style-name="N10036">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5" style:family="chart">
      <style:graphic-properties svg:stroke-width="0.026cm" svg:stroke-color="#878787"/>
    </style:style>
    <style:style style:name="ch6" style:family="chart" style:data-style-name="N0">
      <style:chart-properties chart:symbol-type="none" chart:link-data-style-to-source="true"/>
      <style:graphic-properties svg:stroke-width="0.079cm" svg:stroke-color="#4a7ebb" draw:fill-color="#4a7ebb"/>
      <style:text-properties fo:font-size="10pt" style:font-size-asian="10pt" style:font-size-complex="10pt"/>
    </style:style>
    <style:style style:name="ch7" style:family="chart" style:data-style-name="N0">
      <style:chart-properties chart:symbol-type="none" chart:link-data-style-to-source="true"/>
      <style:graphic-properties svg:stroke-width="0.079cm" svg:stroke-color="#be4b48" draw:fill-color="#be4b48"/>
      <style:text-properties fo:font-size="10pt" style:font-size-asian="10pt" style:font-size-complex="10pt"/>
    </style:style>
    <style:style style:name="ch8" style:family="chart" style:data-style-name="N0">
      <style:chart-properties chart:symbol-type="none" chart:link-data-style-to-source="true"/>
      <style:graphic-properties svg:stroke-width="0.079cm" svg:stroke-color="#98b855" draw:fill-color="#98b855"/>
      <style:text-properties fo:font-size="10pt" style:font-size-asian="10pt" style:font-size-complex="10pt"/>
    </style:style>
    <style:style style:name="ch9" style:family="chart" style:data-style-name="N0">
      <style:chart-properties chart:symbol-type="none" chart:link-data-style-to-source="true"/>
      <style:graphic-properties svg:stroke-width="0.079cm" svg:stroke-color="#7d5fa0" draw:fill-color="#7d5fa0"/>
      <style:text-properties fo:font-size="10pt" style:font-size-asian="10pt" style:font-size-complex="10pt"/>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5.688cm" svg:height="5.397cm" xlink:href="." xlink:type="simple" chart:class="chart:line" chart:style-name="ch1">
        <chart:plot-area chart:style-name="ch2" chart:data-source-has-labels="both" svg:x="0.113cm" svg:y="0.107cm" svg:width="5.462cm" svg:height="5.183cm">
          <chartooo:coordinate-region svg:x="0.775cm" svg:y="0.107cm" svg:width="4.774cm" svg:height="4.398cm"/>
          <chart:axis chart:dimension="x" chart:name="primary-x" chart:style-name="ch3" chartooo:axis-type="auto">
            <chartooo:date-scale/>
            <chart:categories table:cell-range-address="local-table.$A$2:.$A$51"/>
          </chart:axis>
          <chart:axis chart:dimension="y" chart:name="primary-y" chart:style-name="ch4">
            <chart:grid chart:style-name="ch5" chart:class="major"/>
          </chart:axis>
          <chart:series chart:style-name="ch6" chart:values-cell-range-address="local-table.$B$2:.$B$51" chart:label-cell-address="local-table.$B$1" chart:class="chart:line">
            <chart:data-point chart:repeated="50"/>
          </chart:series>
          <chart:series chart:style-name="ch7" chart:values-cell-range-address="local-table.$C$2:.$C$51" chart:label-cell-address="local-table.$C$1" chart:class="chart:line">
            <chart:data-point chart:repeated="50"/>
          </chart:series>
          <chart:series chart:style-name="ch8" chart:values-cell-range-address="local-table.$D$2:.$D$51" chart:label-cell-address="local-table.$D$1" chart:class="chart:line">
            <chart:data-point chart:repeated="50"/>
          </chart:series>
          <chart:series chart:style-name="ch9" chart:values-cell-range-address="local-table.$E$2:.$E$51" chart:label-cell-address="local-table.$E$1" chart:class="chart:line">
            <chart:data-point chart:repeated="50"/>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Linear Search</text:p>
              </table:table-cell>
              <table:table-cell office:value-type="string">
                <text:p>Better Search</text:p>
              </table:table-cell>
              <table:table-cell office:value-type="string">
                <text:p>Sentinel Linear Search</text:p>
              </table:table-cell>
              <table:table-cell office:value-type="string">
                <text:p>Recursive Linear Search</text:p>
              </table:table-cell>
            </table:table-row>
          </table:table-header-rows>
          <table:table-rows>
            <table:table-row>
              <table:table-cell office:value-type="string">
                <text:p>1</text:p>
              </table:table-cell>
              <table:table-cell office:value-type="float" office:value="2.632831">
                <text:p>2.632831</text:p>
              </table:table-cell>
              <table:table-cell office:value-type="float" office:value="2.397862">
                <text:p>2.397862</text:p>
              </table:table-cell>
              <table:table-cell office:value-type="float" office:value="2.155634">
                <text:p>2.155634</text:p>
              </table:table-cell>
              <table:table-cell office:value-type="float" office:value="9.97595">
                <text:p>9.97595</text:p>
              </table:table-cell>
            </table:table-row>
            <table:table-row>
              <table:table-cell office:value-type="string">
                <text:p>2</text:p>
              </table:table-cell>
              <table:table-cell office:value-type="float" office:value="0.57983">
                <text:p>0.57983</text:p>
              </table:table-cell>
              <table:table-cell office:value-type="float" office:value="0.403369">
                <text:p>0.403369</text:p>
              </table:table-cell>
              <table:table-cell office:value-type="float" office:value="3.187322">
                <text:p>3.187322</text:p>
              </table:table-cell>
              <table:table-cell office:value-type="float" office:value="15.560861">
                <text:p>15.560861</text:p>
              </table:table-cell>
            </table:table-row>
            <table:table-row>
              <table:table-cell office:value-type="string">
                <text:p>3</text:p>
              </table:table-cell>
              <table:table-cell office:value-type="float" office:value="1.209583">
                <text:p>1.209583</text:p>
              </table:table-cell>
              <table:table-cell office:value-type="float" office:value="0.808794">
                <text:p>0.808794</text:p>
              </table:table-cell>
              <table:table-cell office:value-type="float" office:value="0.795749">
                <text:p>0.795749</text:p>
              </table:table-cell>
              <table:table-cell office:value-type="float" office:value="24.938931">
                <text:p>24.938931</text:p>
              </table:table-cell>
            </table:table-row>
            <table:table-row>
              <table:table-cell office:value-type="string">
                <text:p>4</text:p>
              </table:table-cell>
              <table:table-cell office:value-type="float" office:value="1.616953">
                <text:p>1.616953</text:p>
              </table:table-cell>
              <table:table-cell office:value-type="float" office:value="1.133188">
                <text:p>1.133188</text:p>
              </table:table-cell>
              <table:table-cell office:value-type="float" office:value="1.024076">
                <text:p>1.024076</text:p>
              </table:table-cell>
              <table:table-cell office:value-type="float" office:value="33.983548">
                <text:p>33.983548</text:p>
              </table:table-cell>
            </table:table-row>
            <table:table-row>
              <table:table-cell office:value-type="string">
                <text:p>5</text:p>
              </table:table-cell>
              <table:table-cell office:value-type="float" office:value="2.127514">
                <text:p>2.127514</text:p>
              </table:table-cell>
              <table:table-cell office:value-type="float" office:value="1.254112">
                <text:p>1.254112</text:p>
              </table:table-cell>
              <table:table-cell office:value-type="float" office:value="1.27742">
                <text:p>1.27742</text:p>
              </table:table-cell>
              <table:table-cell office:value-type="float" office:value="41.172237">
                <text:p>41.172237</text:p>
              </table:table-cell>
            </table:table-row>
            <table:table-row>
              <table:table-cell office:value-type="string">
                <text:p>6</text:p>
              </table:table-cell>
              <table:table-cell office:value-type="float" office:value="2.090588">
                <text:p>2.090588</text:p>
              </table:table-cell>
              <table:table-cell office:value-type="float" office:value="1.684723">
                <text:p>1.684723</text:p>
              </table:table-cell>
              <table:table-cell office:value-type="float" office:value="1.520222">
                <text:p>1.520222</text:p>
              </table:table-cell>
              <table:table-cell office:value-type="float" office:value="53.180981">
                <text:p>53.180981</text:p>
              </table:table-cell>
            </table:table-row>
            <table:table-row>
              <table:table-cell office:value-type="string">
                <text:p>7</text:p>
              </table:table-cell>
              <table:table-cell office:value-type="float" office:value="2.611199">
                <text:p>2.611199</text:p>
              </table:table-cell>
              <table:table-cell office:value-type="float" office:value="1.828653">
                <text:p>1.828653</text:p>
              </table:table-cell>
              <table:table-cell office:value-type="float" office:value="2.08636">
                <text:p>2.08636</text:p>
              </table:table-cell>
              <table:table-cell office:value-type="float" office:value="64.55374">
                <text:p>64.55374</text:p>
              </table:table-cell>
            </table:table-row>
            <table:table-row>
              <table:table-cell office:value-type="string">
                <text:p>8</text:p>
              </table:table-cell>
              <table:table-cell office:value-type="float" office:value="2.712885">
                <text:p>2.712885</text:p>
              </table:table-cell>
              <table:table-cell office:value-type="float" office:value="2.002802">
                <text:p>2.002802</text:p>
              </table:table-cell>
              <table:table-cell office:value-type="float" office:value="2.277673">
                <text:p>2.277673</text:p>
              </table:table-cell>
              <table:table-cell office:value-type="float" office:value="71.579632">
                <text:p>71.579632</text:p>
              </table:table-cell>
            </table:table-row>
            <table:table-row>
              <table:table-cell office:value-type="string">
                <text:p>9</text:p>
              </table:table-cell>
              <table:table-cell office:value-type="float" office:value="3.16311">
                <text:p>3.16311</text:p>
              </table:table-cell>
              <table:table-cell office:value-type="float" office:value="2.374329">
                <text:p>2.374329</text:p>
              </table:table-cell>
              <table:table-cell office:value-type="float" office:value="2.272731">
                <text:p>2.272731</text:p>
              </table:table-cell>
              <table:table-cell office:value-type="float" office:value="80.731339">
                <text:p>80.731339</text:p>
              </table:table-cell>
            </table:table-row>
            <table:table-row>
              <table:table-cell office:value-type="string">
                <text:p>10</text:p>
              </table:table-cell>
              <table:table-cell office:value-type="float" office:value="3.201872">
                <text:p>3.201872</text:p>
              </table:table-cell>
              <table:table-cell office:value-type="float" office:value="2.489463">
                <text:p>2.489463</text:p>
              </table:table-cell>
              <table:table-cell office:value-type="float" office:value="2.882393">
                <text:p>2.882393</text:p>
              </table:table-cell>
              <table:table-cell office:value-type="float" office:value="90.674993">
                <text:p>90.674993</text:p>
              </table:table-cell>
            </table:table-row>
            <table:table-row>
              <table:table-cell office:value-type="string">
                <text:p>11</text:p>
              </table:table-cell>
              <table:table-cell office:value-type="float" office:value="3.660716">
                <text:p>3.660716</text:p>
              </table:table-cell>
              <table:table-cell office:value-type="float" office:value="2.926174">
                <text:p>2.926174</text:p>
              </table:table-cell>
              <table:table-cell office:value-type="float" office:value="2.920945">
                <text:p>2.920945</text:p>
              </table:table-cell>
              <table:table-cell office:value-type="float" office:value="99.785451">
                <text:p>99.785451</text:p>
              </table:table-cell>
            </table:table-row>
            <table:table-row>
              <table:table-cell office:value-type="string">
                <text:p>12</text:p>
              </table:table-cell>
              <table:table-cell office:value-type="float" office:value="4.714009">
                <text:p>4.714009</text:p>
              </table:table-cell>
              <table:table-cell office:value-type="float" office:value="4.221321">
                <text:p>4.221321</text:p>
              </table:table-cell>
              <table:table-cell office:value-type="float" office:value="4.306663">
                <text:p>4.306663</text:p>
              </table:table-cell>
              <table:table-cell office:value-type="float" office:value="107.71344">
                <text:p>107.71344</text:p>
              </table:table-cell>
            </table:table-row>
            <table:table-row>
              <table:table-cell office:value-type="string">
                <text:p>13</text:p>
              </table:table-cell>
              <table:table-cell office:value-type="float" office:value="4.163533">
                <text:p>4.163533</text:p>
              </table:table-cell>
              <table:table-cell office:value-type="float" office:value="3.59109">
                <text:p>3.59109</text:p>
              </table:table-cell>
              <table:table-cell office:value-type="float" office:value="3.704726">
                <text:p>3.704726</text:p>
              </table:table-cell>
              <table:table-cell office:value-type="float" office:value="117.398723">
                <text:p>117.398723</text:p>
              </table:table-cell>
            </table:table-row>
            <table:table-row>
              <table:table-cell office:value-type="string">
                <text:p>14</text:p>
              </table:table-cell>
              <table:table-cell office:value-type="float" office:value="4.359963">
                <text:p>4.359963</text:p>
              </table:table-cell>
              <table:table-cell office:value-type="float" office:value="3.795783">
                <text:p>3.795783</text:p>
              </table:table-cell>
              <table:table-cell office:value-type="float" office:value="4.166445">
                <text:p>4.166445</text:p>
              </table:table-cell>
              <table:table-cell office:value-type="float" office:value="123.585484">
                <text:p>123.585484</text:p>
              </table:table-cell>
            </table:table-row>
            <table:table-row>
              <table:table-cell office:value-type="string">
                <text:p>15</text:p>
              </table:table-cell>
              <table:table-cell office:value-type="float" office:value="4.729569">
                <text:p>4.729569</text:p>
              </table:table-cell>
              <table:table-cell office:value-type="float" office:value="4.21185">
                <text:p>4.21185</text:p>
              </table:table-cell>
              <table:table-cell office:value-type="float" office:value="4.366913">
                <text:p>4.366913</text:p>
              </table:table-cell>
              <table:table-cell office:value-type="float" office:value="135.877398">
                <text:p>135.877398</text:p>
              </table:table-cell>
            </table:table-row>
            <table:table-row>
              <table:table-cell office:value-type="string">
                <text:p>16</text:p>
              </table:table-cell>
              <table:table-cell office:value-type="float" office:value="5.294089">
                <text:p>5.294089</text:p>
              </table:table-cell>
              <table:table-cell office:value-type="float" office:value="4.398133">
                <text:p>4.398133</text:p>
              </table:table-cell>
              <table:table-cell office:value-type="float" office:value="4.383987">
                <text:p>4.383987</text:p>
              </table:table-cell>
              <table:table-cell office:value-type="float" office:value="143.056858">
                <text:p>143.056858</text:p>
              </table:table-cell>
            </table:table-row>
            <table:table-row>
              <table:table-cell office:value-type="string">
                <text:p>17</text:p>
              </table:table-cell>
              <table:table-cell office:value-type="float" office:value="5.421287">
                <text:p>5.421287</text:p>
              </table:table-cell>
              <table:table-cell office:value-type="float" office:value="4.618687">
                <text:p>4.618687</text:p>
              </table:table-cell>
              <table:table-cell office:value-type="float" office:value="4.879142">
                <text:p>4.879142</text:p>
              </table:table-cell>
              <table:table-cell office:value-type="float" office:value="152.563227">
                <text:p>152.563227</text:p>
              </table:table-cell>
            </table:table-row>
            <table:table-row>
              <table:table-cell office:value-type="string">
                <text:p>18</text:p>
              </table:table-cell>
              <table:table-cell office:value-type="float" office:value="5.677094">
                <text:p>5.677094</text:p>
              </table:table-cell>
              <table:table-cell office:value-type="float" office:value="5.094968">
                <text:p>5.094968</text:p>
              </table:table-cell>
              <table:table-cell office:value-type="float" office:value="4.943956">
                <text:p>4.943956</text:p>
              </table:table-cell>
              <table:table-cell office:value-type="float" office:value="161.516568">
                <text:p>161.516568</text:p>
              </table:table-cell>
            </table:table-row>
            <table:table-row>
              <table:table-cell office:value-type="string">
                <text:p>19</text:p>
              </table:table-cell>
              <table:table-cell office:value-type="float" office:value="5.967541">
                <text:p>5.967541</text:p>
              </table:table-cell>
              <table:table-cell office:value-type="float" office:value="5.003752">
                <text:p>5.003752</text:p>
              </table:table-cell>
              <table:table-cell office:value-type="float" office:value="5.347172">
                <text:p>5.347172</text:p>
              </table:table-cell>
              <table:table-cell office:value-type="float" office:value="169.452311">
                <text:p>169.452311</text:p>
              </table:table-cell>
            </table:table-row>
            <table:table-row>
              <table:table-cell office:value-type="string">
                <text:p>20</text:p>
              </table:table-cell>
              <table:table-cell office:value-type="float" office:value="6.372017">
                <text:p>6.372017</text:p>
              </table:table-cell>
              <table:table-cell office:value-type="float" office:value="5.456339">
                <text:p>5.456339</text:p>
              </table:table-cell>
              <table:table-cell office:value-type="float" office:value="5.389652">
                <text:p>5.389652</text:p>
              </table:table-cell>
              <table:table-cell office:value-type="float" office:value="180.576468">
                <text:p>180.576468</text:p>
              </table:table-cell>
            </table:table-row>
            <table:table-row>
              <table:table-cell office:value-type="string">
                <text:p>21</text:p>
              </table:table-cell>
              <table:table-cell office:value-type="float" office:value="6.514389">
                <text:p>6.514389</text:p>
              </table:table-cell>
              <table:table-cell office:value-type="float" office:value="5.682611">
                <text:p>5.682611</text:p>
              </table:table-cell>
              <table:table-cell office:value-type="float" office:value="6.026942">
                <text:p>6.026942</text:p>
              </table:table-cell>
              <table:table-cell office:value-type="float" office:value="189.548933">
                <text:p>189.548933</text:p>
              </table:table-cell>
            </table:table-row>
            <table:table-row>
              <table:table-cell office:value-type="string">
                <text:p>22</text:p>
              </table:table-cell>
              <table:table-cell office:value-type="float" office:value="6.650842">
                <text:p>6.650842</text:p>
              </table:table-cell>
              <table:table-cell office:value-type="float" office:value="5.930062">
                <text:p>5.930062</text:p>
              </table:table-cell>
              <table:table-cell office:value-type="float" office:value="5.924869">
                <text:p>5.924869</text:p>
              </table:table-cell>
              <table:table-cell office:value-type="float" office:value="195.008697">
                <text:p>195.008697</text:p>
              </table:table-cell>
            </table:table-row>
            <table:table-row>
              <table:table-cell office:value-type="string">
                <text:p>23</text:p>
              </table:table-cell>
              <table:table-cell office:value-type="float" office:value="7.250127">
                <text:p>7.250127</text:p>
              </table:table-cell>
              <table:table-cell office:value-type="float" office:value="6.651968">
                <text:p>6.651968</text:p>
              </table:table-cell>
              <table:table-cell office:value-type="float" office:value="6.647086">
                <text:p>6.647086</text:p>
              </table:table-cell>
              <table:table-cell office:value-type="float" office:value="207.061334">
                <text:p>207.061334</text:p>
              </table:table-cell>
            </table:table-row>
            <table:table-row>
              <table:table-cell office:value-type="string">
                <text:p>24</text:p>
              </table:table-cell>
              <table:table-cell office:value-type="float" office:value="7.160142">
                <text:p>7.160142</text:p>
              </table:table-cell>
              <table:table-cell office:value-type="float" office:value="6.508946">
                <text:p>6.508946</text:p>
              </table:table-cell>
              <table:table-cell office:value-type="float" office:value="6.629534">
                <text:p>6.629534</text:p>
              </table:table-cell>
              <table:table-cell office:value-type="float" office:value="219.524467">
                <text:p>219.524467</text:p>
              </table:table-cell>
            </table:table-row>
            <table:table-row>
              <table:table-cell office:value-type="string">
                <text:p>25</text:p>
              </table:table-cell>
              <table:table-cell office:value-type="float" office:value="7.610445">
                <text:p>7.610445</text:p>
              </table:table-cell>
              <table:table-cell office:value-type="float" office:value="6.968548">
                <text:p>6.968548</text:p>
              </table:table-cell>
              <table:table-cell office:value-type="float" office:value="7.166157">
                <text:p>7.166157</text:p>
              </table:table-cell>
              <table:table-cell office:value-type="float" office:value="226.519963">
                <text:p>226.519963</text:p>
              </table:table-cell>
            </table:table-row>
            <table:table-row>
              <table:table-cell office:value-type="string">
                <text:p>26</text:p>
              </table:table-cell>
              <table:table-cell office:value-type="float" office:value="7.985659">
                <text:p>7.985659</text:p>
              </table:table-cell>
              <table:table-cell office:value-type="float" office:value="7.04346">
                <text:p>7.04346</text:p>
              </table:table-cell>
              <table:table-cell office:value-type="float" office:value="7.236745">
                <text:p>7.236745</text:p>
              </table:table-cell>
              <table:table-cell office:value-type="float" office:value="237.425918">
                <text:p>237.425918</text:p>
              </table:table-cell>
            </table:table-row>
            <table:table-row>
              <table:table-cell office:value-type="string">
                <text:p>27</text:p>
              </table:table-cell>
              <table:table-cell office:value-type="float" office:value="8.48529">
                <text:p>8.48529</text:p>
              </table:table-cell>
              <table:table-cell office:value-type="float" office:value="7.611168">
                <text:p>7.611168</text:p>
              </table:table-cell>
              <table:table-cell office:value-type="float" office:value="7.626132">
                <text:p>7.626132</text:p>
              </table:table-cell>
              <table:table-cell office:value-type="float" office:value="245.876978">
                <text:p>245.876978</text:p>
              </table:table-cell>
            </table:table-row>
            <table:table-row>
              <table:table-cell office:value-type="string">
                <text:p>28</text:p>
              </table:table-cell>
              <table:table-cell office:value-type="float" office:value="8.672748">
                <text:p>8.672748</text:p>
              </table:table-cell>
              <table:table-cell office:value-type="float" office:value="7.672578">
                <text:p>7.672578</text:p>
              </table:table-cell>
              <table:table-cell office:value-type="float" office:value="7.972614">
                <text:p>7.972614</text:p>
              </table:table-cell>
              <table:table-cell office:value-type="float" office:value="255.324143">
                <text:p>255.324143</text:p>
              </table:table-cell>
            </table:table-row>
            <table:table-row>
              <table:table-cell office:value-type="string">
                <text:p>29</text:p>
              </table:table-cell>
              <table:table-cell office:value-type="float" office:value="8.76467">
                <text:p>8.76467</text:p>
              </table:table-cell>
              <table:table-cell office:value-type="float" office:value="8.350652">
                <text:p>8.350652</text:p>
              </table:table-cell>
              <table:table-cell office:value-type="float" office:value="8.143234">
                <text:p>8.143234</text:p>
              </table:table-cell>
              <table:table-cell office:value-type="float" office:value="262.197376">
                <text:p>262.197376</text:p>
              </table:table-cell>
            </table:table-row>
            <table:table-row>
              <table:table-cell office:value-type="string">
                <text:p>30</text:p>
              </table:table-cell>
              <table:table-cell office:value-type="float" office:value="8.823662">
                <text:p>8.823662</text:p>
              </table:table-cell>
              <table:table-cell office:value-type="float" office:value="8.628822">
                <text:p>8.628822</text:p>
              </table:table-cell>
              <table:table-cell office:value-type="float" office:value="8.706798">
                <text:p>8.706798</text:p>
              </table:table-cell>
              <table:table-cell office:value-type="float" office:value="274.080912">
                <text:p>274.080912</text:p>
              </table:table-cell>
            </table:table-row>
            <table:table-row>
              <table:table-cell office:value-type="string">
                <text:p>31</text:p>
              </table:table-cell>
              <table:table-cell office:value-type="float" office:value="9.628247">
                <text:p>9.628247</text:p>
              </table:table-cell>
              <table:table-cell office:value-type="float" office:value="8.898523">
                <text:p>8.898523</text:p>
              </table:table-cell>
              <table:table-cell office:value-type="float" office:value="8.907267">
                <text:p>8.907267</text:p>
              </table:table-cell>
              <table:table-cell office:value-type="float" office:value="287.996479">
                <text:p>287.996479</text:p>
              </table:table-cell>
            </table:table-row>
            <table:table-row>
              <table:table-cell office:value-type="string">
                <text:p>32</text:p>
              </table:table-cell>
              <table:table-cell office:value-type="float" office:value="9.780923">
                <text:p>9.780923</text:p>
              </table:table-cell>
              <table:table-cell office:value-type="float" office:value="9.154678">
                <text:p>9.154678</text:p>
              </table:table-cell>
              <table:table-cell office:value-type="float" office:value="9.72489">
                <text:p>9.72489</text:p>
              </table:table-cell>
              <table:table-cell office:value-type="float" office:value="297.56599">
                <text:p>297.56599</text:p>
              </table:table-cell>
            </table:table-row>
            <table:table-row>
              <table:table-cell office:value-type="string">
                <text:p>33</text:p>
              </table:table-cell>
              <table:table-cell office:value-type="float" office:value="10.851729">
                <text:p>10.851729</text:p>
              </table:table-cell>
              <table:table-cell office:value-type="float" office:value="9.903872">
                <text:p>9.903872</text:p>
              </table:table-cell>
              <table:table-cell office:value-type="float" office:value="10.073288">
                <text:p>10.073288</text:p>
              </table:table-cell>
              <table:table-cell office:value-type="float" office:value="306.087228">
                <text:p>306.087228</text:p>
              </table:table-cell>
            </table:table-row>
            <table:table-row>
              <table:table-cell office:value-type="string">
                <text:p>34</text:p>
              </table:table-cell>
              <table:table-cell office:value-type="float" office:value="10.864895">
                <text:p>10.864895</text:p>
              </table:table-cell>
              <table:table-cell office:value-type="float" office:value="10.333281">
                <text:p>10.333281</text:p>
              </table:table-cell>
              <table:table-cell office:value-type="float" office:value="10.597658">
                <text:p>10.597658</text:p>
              </table:table-cell>
              <table:table-cell office:value-type="float" office:value="315.520442">
                <text:p>315.520442</text:p>
              </table:table-cell>
            </table:table-row>
            <table:table-row>
              <table:table-cell office:value-type="string">
                <text:p>35</text:p>
              </table:table-cell>
              <table:table-cell office:value-type="float" office:value="11.314492">
                <text:p>11.314492</text:p>
              </table:table-cell>
              <table:table-cell office:value-type="float" office:value="10.436858">
                <text:p>10.436858</text:p>
              </table:table-cell>
              <table:table-cell office:value-type="float" office:value="10.697761">
                <text:p>10.697761</text:p>
              </table:table-cell>
              <table:table-cell office:value-type="float" office:value="323.956249">
                <text:p>323.956249</text:p>
              </table:table-cell>
            </table:table-row>
            <table:table-row>
              <table:table-cell office:value-type="string">
                <text:p>36</text:p>
              </table:table-cell>
              <table:table-cell office:value-type="float" office:value="11.792491">
                <text:p>11.792491</text:p>
              </table:table-cell>
              <table:table-cell office:value-type="float" office:value="10.852622">
                <text:p>10.852622</text:p>
              </table:table-cell>
              <table:table-cell office:value-type="float" office:value="11.180515">
                <text:p>11.180515</text:p>
              </table:table-cell>
              <table:table-cell office:value-type="float" office:value="335.150893">
                <text:p>335.150893</text:p>
              </table:table-cell>
            </table:table-row>
            <table:table-row>
              <table:table-cell office:value-type="string">
                <text:p>37</text:p>
              </table:table-cell>
              <table:table-cell office:value-type="float" office:value="12.100929">
                <text:p>12.100929</text:p>
              </table:table-cell>
              <table:table-cell office:value-type="float" office:value="11.2741">
                <text:p>11.2741</text:p>
              </table:table-cell>
              <table:table-cell office:value-type="float" office:value="11.76749">
                <text:p>11.76749</text:p>
              </table:table-cell>
              <table:table-cell office:value-type="float" office:value="346.095103">
                <text:p>346.095103</text:p>
              </table:table-cell>
            </table:table-row>
            <table:table-row>
              <table:table-cell office:value-type="string">
                <text:p>38</text:p>
              </table:table-cell>
              <table:table-cell office:value-type="float" office:value="11.468928">
                <text:p>11.468928</text:p>
              </table:table-cell>
              <table:table-cell office:value-type="float" office:value="10.845804">
                <text:p>10.845804</text:p>
              </table:table-cell>
              <table:table-cell office:value-type="float" office:value="10.942747">
                <text:p>10.942747</text:p>
              </table:table-cell>
              <table:table-cell office:value-type="float" office:value="349.391196">
                <text:p>349.391196</text:p>
              </table:table-cell>
            </table:table-row>
            <table:table-row>
              <table:table-cell office:value-type="string">
                <text:p>39</text:p>
              </table:table-cell>
              <table:table-cell office:value-type="float" office:value="11.451568">
                <text:p>11.451568</text:p>
              </table:table-cell>
              <table:table-cell office:value-type="float" office:value="10.889211">
                <text:p>10.889211</text:p>
              </table:table-cell>
              <table:table-cell office:value-type="float" office:value="11.456261">
                <text:p>11.456261</text:p>
              </table:table-cell>
              <table:table-cell office:value-type="float" office:value="360.582254">
                <text:p>360.582254</text:p>
              </table:table-cell>
            </table:table-row>
            <table:table-row>
              <table:table-cell office:value-type="string">
                <text:p>40</text:p>
              </table:table-cell>
              <table:table-cell office:value-type="float" office:value="11.853116">
                <text:p>11.853116</text:p>
              </table:table-cell>
              <table:table-cell office:value-type="float" office:value="11.271037">
                <text:p>11.271037</text:p>
              </table:table-cell>
              <table:table-cell office:value-type="float" office:value="11.220981">
                <text:p>11.220981</text:p>
              </table:table-cell>
              <table:table-cell office:value-type="float" office:value="365.615091">
                <text:p>365.615091</text:p>
              </table:table-cell>
            </table:table-row>
            <table:table-row>
              <table:table-cell office:value-type="string">
                <text:p>41</text:p>
              </table:table-cell>
              <table:table-cell office:value-type="float" office:value="14.266902">
                <text:p>14.266902</text:p>
              </table:table-cell>
              <table:table-cell office:value-type="float" office:value="13.340009">
                <text:p>13.340009</text:p>
              </table:table-cell>
              <table:table-cell office:value-type="float" office:value="12.476876">
                <text:p>12.476876</text:p>
              </table:table-cell>
              <table:table-cell office:value-type="float" office:value="378.401759">
                <text:p>378.401759</text:p>
              </table:table-cell>
            </table:table-row>
            <table:table-row>
              <table:table-cell office:value-type="string">
                <text:p>42</text:p>
              </table:table-cell>
              <table:table-cell office:value-type="float" office:value="12.483854">
                <text:p>12.483854</text:p>
              </table:table-cell>
              <table:table-cell office:value-type="float" office:value="11.780883">
                <text:p>11.780883</text:p>
              </table:table-cell>
              <table:table-cell office:value-type="float" office:value="12.054149">
                <text:p>12.054149</text:p>
              </table:table-cell>
              <table:table-cell office:value-type="float" office:value="388.106924">
                <text:p>388.106924</text:p>
              </table:table-cell>
            </table:table-row>
            <table:table-row>
              <table:table-cell office:value-type="string">
                <text:p>43</text:p>
              </table:table-cell>
              <table:table-cell office:value-type="float" office:value="12.737707">
                <text:p>12.737707</text:p>
              </table:table-cell>
              <table:table-cell office:value-type="float" office:value="12.173382">
                <text:p>12.173382</text:p>
              </table:table-cell>
              <table:table-cell office:value-type="float" office:value="12.500024">
                <text:p>12.500024</text:p>
              </table:table-cell>
              <table:table-cell office:value-type="float" office:value="393.734848">
                <text:p>393.734848</text:p>
              </table:table-cell>
            </table:table-row>
            <table:table-row>
              <table:table-cell office:value-type="string">
                <text:p>44</text:p>
              </table:table-cell>
              <table:table-cell office:value-type="float" office:value="13.2031">
                <text:p>13.2031</text:p>
              </table:table-cell>
              <table:table-cell office:value-type="float" office:value="12.499512">
                <text:p>12.499512</text:p>
              </table:table-cell>
              <table:table-cell office:value-type="float" office:value="12.805893">
                <text:p>12.805893</text:p>
              </table:table-cell>
              <table:table-cell office:value-type="float" office:value="403.305205">
                <text:p>403.305205</text:p>
              </table:table-cell>
            </table:table-row>
            <table:table-row>
              <table:table-cell office:value-type="string">
                <text:p>45</text:p>
              </table:table-cell>
              <table:table-cell office:value-type="float" office:value="13.404592">
                <text:p>13.404592</text:p>
              </table:table-cell>
              <table:table-cell office:value-type="float" office:value="12.611341">
                <text:p>12.611341</text:p>
              </table:table-cell>
              <table:table-cell office:value-type="float" office:value="12.720583">
                <text:p>12.720583</text:p>
              </table:table-cell>
              <table:table-cell office:value-type="float" office:value="415.791888">
                <text:p>415.791888</text:p>
              </table:table-cell>
            </table:table-row>
            <table:table-row>
              <table:table-cell office:value-type="string">
                <text:p>46</text:p>
              </table:table-cell>
              <table:table-cell office:value-type="float" office:value="13.596969">
                <text:p>13.596969</text:p>
              </table:table-cell>
              <table:table-cell office:value-type="float" office:value="12.903167">
                <text:p>12.903167</text:p>
              </table:table-cell>
              <table:table-cell office:value-type="float" office:value="13.113589">
                <text:p>13.113589</text:p>
              </table:table-cell>
              <table:table-cell office:value-type="float" office:value="423.821583">
                <text:p>423.821583</text:p>
              </table:table-cell>
            </table:table-row>
            <table:table-row>
              <table:table-cell office:value-type="string">
                <text:p>47</text:p>
              </table:table-cell>
              <table:table-cell office:value-type="float" office:value="14.960098">
                <text:p>14.960098</text:p>
              </table:table-cell>
              <table:table-cell office:value-type="float" office:value="13.810742">
                <text:p>13.810742</text:p>
              </table:table-cell>
              <table:table-cell office:value-type="float" office:value="14.443457">
                <text:p>14.443457</text:p>
              </table:table-cell>
              <table:table-cell office:value-type="float" office:value="440.642968">
                <text:p>440.642968</text:p>
              </table:table-cell>
            </table:table-row>
            <table:table-row>
              <table:table-cell office:value-type="string">
                <text:p>48</text:p>
              </table:table-cell>
              <table:table-cell office:value-type="float" office:value="15.987072">
                <text:p>15.987072</text:p>
              </table:table-cell>
              <table:table-cell office:value-type="float" office:value="15.148717">
                <text:p>15.148717</text:p>
              </table:table-cell>
              <table:table-cell office:value-type="float" office:value="15.122873">
                <text:p>15.122873</text:p>
              </table:table-cell>
              <table:table-cell office:value-type="float" office:value="449.752269">
                <text:p>449.752269</text:p>
              </table:table-cell>
            </table:table-row>
            <table:table-row>
              <table:table-cell office:value-type="string">
                <text:p>49</text:p>
              </table:table-cell>
              <table:table-cell office:value-type="float" office:value="16.147852">
                <text:p>16.147852</text:p>
              </table:table-cell>
              <table:table-cell office:value-type="float" office:value="15.548631">
                <text:p>15.548631</text:p>
              </table:table-cell>
              <table:table-cell office:value-type="float" office:value="15.894408">
                <text:p>15.894408</text:p>
              </table:table-cell>
              <table:table-cell office:value-type="float" office:value="462.202349">
                <text:p>462.202349</text:p>
              </table:table-cell>
            </table:table-row>
            <table:table-row>
              <table:table-cell office:value-type="string">
                <text:p>50</text:p>
              </table:table-cell>
              <table:table-cell office:value-type="float" office:value="19.375569">
                <text:p>19.375569</text:p>
              </table:table-cell>
              <table:table-cell office:value-type="float" office:value="18.812627">
                <text:p>18.812627</text:p>
              </table:table-cell>
              <table:table-cell office:value-type="float" office:value="20.780645">
                <text:p>20.780645</text:p>
              </table:table-cell>
              <table:table-cell office:value-type="float" office:value="483.854871">
                <text:p>483.85487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4.2$Linux_X86_64 LibreOffice_project/4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svg:font-family="'Nimbus Sans'" style:font-family-generic="swiss" style:font-pitch="variable"/>
    <style:font-face style:name="Nimbus Sans1" svg:font-family="'Nimbus Sans'" style:font-family-generic="system" style:font-pitch="variable"/>
    <style:font-face style:name="Noto Sans Arabic" svg:font-family="'Noto Sans Arabi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65.96pt"/>
    </style:style>
    <style:style style:name="co3" style:family="table-column">
      <style:table-column-properties fo:break-before="auto" style:column-width="103.95pt"/>
    </style:style>
    <style:style style:name="co4" style:family="table-column">
      <style:table-column-properties fo:break-before="auto" style:column-width="111.7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number-columns-repeated="9" table:default-cell-style-name="Default"/>
        <table:table-column table:style-name="co2" table:number-columns-repeated="2" table:default-cell-style-name="Default"/>
        <table:table-column table:style-name="co1" table:default-cell-style-name="Default"/>
        <table:table-column table:style-name="co3" table:default-cell-style-name="Default"/>
        <table:table-column table:style-name="co4" table:default-cell-style-name="Default"/>
        <table:table-row table:style-name="ro1" table:number-rows-repeated="17">
          <table:table-cell table:number-columns-repeated="14"/>
        </table:table-row>
        <table:table-row table:style-name="ro1">
          <table:table-cell table:number-columns-repeated="10"/>
          <table:table-cell office:value-type="string" calcext:value-type="string">
            <text:p>Linear Search</text:p>
          </table:table-cell>
          <table:table-cell office:value-type="string" calcext:value-type="string">
            <text:p>Better Search</text:p>
          </table:table-cell>
          <table:table-cell office:value-type="string" calcext:value-type="string">
            <text:p>Sentinel Linear Search</text:p>
          </table:table-cell>
          <table:table-cell office:value-type="string" calcext:value-type="string">
            <text:p>Recursive Linear Search</text:p>
          </table:table-cell>
        </table:table-row>
        <table:table-row table:style-name="ro1">
          <table:table-cell table:number-columns-repeated="9"/>
          <table:table-cell office:value-type="float" office:value="10" calcext:value-type="float">
            <text:p>10</text:p>
          </table:table-cell>
          <table:table-cell office:value-type="float" office:value="47" calcext:value-type="float">
            <text:p>47</text:p>
          </table:table-cell>
          <table:table-cell office:value-type="float" office:value="96" calcext:value-type="float">
            <text:p>96</text:p>
          </table:table-cell>
          <table:table-cell office:value-type="float" office:value="106" calcext:value-type="float">
            <text:p>106</text:p>
          </table:table-cell>
          <table:table-cell office:value-type="float" office:value="18" calcext:value-type="float">
            <text:p>18</text:p>
          </table:table-cell>
        </table:table-row>
        <table:table-row table:style-name="ro1">
          <table:table-cell table:number-columns-repeated="9"/>
          <table:table-cell office:value-type="float" office:value="20" calcext:value-type="float">
            <text:p>20</text:p>
          </table:table-cell>
          <table:table-cell office:value-type="float" office:value="24" calcext:value-type="float">
            <text:p>24</text:p>
          </table:table-cell>
          <table:table-cell office:value-type="float" office:value="42" calcext:value-type="float">
            <text:p>42</text:p>
          </table:table-cell>
          <table:table-cell office:value-type="float" office:value="51" calcext:value-type="float">
            <text:p>51</text:p>
          </table:table-cell>
          <table:table-cell office:value-type="float" office:value="5" calcext:value-type="float">
            <text:p>5</text:p>
          </table:table-cell>
        </table:table-row>
        <table:table-row table:style-name="ro1">
          <table:table-cell table:number-columns-repeated="9"/>
          <table:table-cell office:value-type="float" office:value="30" calcext:value-type="float">
            <text:p>30</text:p>
          </table:table-cell>
          <table:table-cell office:value-type="float" office:value="16" calcext:value-type="float">
            <text:p>16</text:p>
          </table:table-cell>
          <table:table-cell office:value-type="float" office:value="30" calcext:value-type="float">
            <text:p>30</text:p>
          </table:table-cell>
          <table:table-cell office:value-type="float" office:value="36" calcext:value-type="float">
            <text:p>36</text:p>
          </table:table-cell>
          <table:table-cell office:value-type="float" office:value="4" calcext:value-type="float">
            <text:p>4</text:p>
          </table:table-cell>
        </table:table-row>
        <table:table-row table:style-name="ro1">
          <table:table-cell table:number-columns-repeated="9"/>
          <table:table-cell office:value-type="float" office:value="40" calcext:value-type="float">
            <text:p>40</text:p>
          </table:table-cell>
          <table:table-cell office:value-type="float" office:value="12" calcext:value-type="float">
            <text:p>12</text:p>
          </table:table-cell>
          <table:table-cell office:value-type="float" office:value="28" calcext:value-type="float">
            <text:p>28</text:p>
          </table:table-cell>
          <table:table-cell office:value-type="float" office:value="27" calcext:value-type="float">
            <text:p>27</text:p>
          </table:table-cell>
          <table:table-cell office:value-type="float" office:value="3" calcext:value-type="float">
            <text:p>3</text:p>
          </table:table-cell>
        </table:table-row>
        <table:table-row table:style-name="ro1">
          <table:table-cell table:number-columns-repeated="9"/>
          <table:table-cell office:value-type="float" office:value="50" calcext:value-type="float">
            <text:p>50</text:p>
          </table:table-cell>
          <table:table-cell office:value-type="float" office:value="10" calcext:value-type="float">
            <text:p>10</text:p>
          </table:table-cell>
          <table:table-cell office:value-type="float" office:value="20" calcext:value-type="float">
            <text:p>20</text:p>
          </table:table-cell>
          <table:table-cell office:value-type="float" office:value="22" calcext:value-type="float">
            <text:p>22</text:p>
          </table:table-cell>
          <table:table-cell office:value-type="float" office:value="3" calcext:value-type="float">
            <text:p>3</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 Sans" svg:font-family="'Nimbus Sans'" style:font-family-generic="swiss" style:font-pitch="variable"/>
    <style:font-face style:name="Nimbus Sans1" svg:font-family="'Nimbus Sans'" style:font-family-generic="system" style:font-pitch="variable"/>
    <style:font-face style:name="Noto Sans Arabic" svg:font-family="'Noto Sans Arabi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36pt"/>
      <style:text-properties style:font-name="Nimbus Sans" fo:language="en" fo:country="US" style:font-name-asian="Nimbus Sans1" style:language-asian="zh" style:country-asian="CN" style:font-name-complex="Noto Sans Arabic" style:language-complex="hi" style:country-complex="IN"/>
    </style:default-style>
    <number:number-style style:name="N0">
      <number:number number:min-integer-digits="1"/>
    </number:number-style>
    <style:style style:name="Default" style:family="table-cell">
      <style:text-properties style:font-name-complex="Noto Sans Devanagari" style:font-family-complex="'Noto Sans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7">00/00/0000</text:date>, <text:time style:data-style-name="N2" text:time-value="22:57:33.18681160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svg:font-family="'Nimbus Sans'" style:font-family-generic="swiss" style:font-pitch="variable"/>
    <style:font-face style:name="Nimbus Sans1" svg:font-family="'Nimbus Sans'" style:font-family-generic="system" style:font-pitch="variable"/>
    <style:font-face style:name="Noto Sans Arabic" svg:font-family="'Noto Sans Arabi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03.95pt"/>
    </style:style>
    <style:style style:name="co3" style:family="table-column">
      <style:table-column-properties fo:break-before="auto" style:column-width="111.7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number-columns-repeated="12" table:default-cell-style-name="Default"/>
        <table:table-column table:style-name="co2" table:default-cell-style-name="Default"/>
        <table:table-column table:style-name="co3" table:default-cell-style-name="Default"/>
        <table:table-column table:style-name="co1" table:number-columns-repeated="3" table:default-cell-style-name="Default"/>
        <table:table-row table:style-name="ro1" table:number-rows-repeated="42">
          <table:table-cell table:number-columns-repeated="17"/>
        </table:table-row>
        <table:table-row table:style-name="ro1">
          <table:table-cell table:number-columns-repeated="13"/>
          <table:table-cell office:value-type="string" calcext:value-type="string">
            <text:p>Best Case</text:p>
          </table:table-cell>
          <table:table-cell office:value-type="string" calcext:value-type="string">
            <text:p>Worst Case</text:p>
          </table:table-cell>
          <table:table-cell office:value-type="string" calcext:value-type="string">
            <text:p>Avrage Case</text:p>
          </table:table-cell>
          <table:table-cell office:value-type="string" calcext:value-type="string">
            <text:p>My rank</text:p>
          </table:table-cell>
        </table:table-row>
        <table:table-row table:style-name="ro1">
          <table:table-cell table:number-columns-repeated="12"/>
          <table:table-cell office:value-type="string" calcext:value-type="string">
            <text:p>Linear Search</text:p>
          </table:table-cell>
          <table:table-cell table:number-columns-repeated="3" office:value-type="string" calcext:value-type="string">
            <text:p>O(n)</text:p>
          </table:table-cell>
          <table:table-cell office:value-type="string" calcext:value-type="string">
            <text:p>Third fast</text:p>
          </table:table-cell>
        </table:table-row>
        <table:table-row table:style-name="ro1">
          <table:table-cell table:number-columns-repeated="12"/>
          <table:table-cell office:value-type="string" calcext:value-type="string">
            <text:p>Better Search</text:p>
          </table:table-cell>
          <table:table-cell office:value-type="string" calcext:value-type="string">
            <text:p>O(1)</text:p>
          </table:table-cell>
          <table:table-cell office:value-type="string" calcext:value-type="string">
            <text:p>O(n)</text:p>
          </table:table-cell>
          <table:table-cell office:value-type="string" calcext:value-type="string">
            <text:p>O(n) <text:s text:c="3"/>(3n)</text:p>
          </table:table-cell>
          <table:table-cell office:value-type="string" calcext:value-type="string">
            <text:p>Second fast</text:p>
          </table:table-cell>
        </table:table-row>
        <table:table-row table:style-name="ro1">
          <table:table-cell table:number-columns-repeated="12"/>
          <table:table-cell office:value-type="string" calcext:value-type="string">
            <text:p>Sentinel Linear Search</text:p>
          </table:table-cell>
          <table:table-cell office:value-type="string" calcext:value-type="string">
            <text:p>O(1)</text:p>
          </table:table-cell>
          <table:table-cell office:value-type="string" calcext:value-type="string">
            <text:p>O(n)</text:p>
          </table:table-cell>
          <table:table-cell office:value-type="string" calcext:value-type="string">
            <text:p>O(n) <text:s text:c="3"/>(2n)</text:p>
          </table:table-cell>
          <table:table-cell office:value-type="string" calcext:value-type="string">
            <text:p>Fastest</text:p>
          </table:table-cell>
        </table:table-row>
        <table:table-row table:style-name="ro1">
          <table:table-cell table:number-columns-repeated="12"/>
          <table:table-cell office:value-type="string" calcext:value-type="string">
            <text:p>Recursive Linear Search</text:p>
          </table:table-cell>
          <table:table-cell office:value-type="string" calcext:value-type="string">
            <text:p>O(1)</text:p>
          </table:table-cell>
          <table:table-cell table:number-columns-repeated="2" office:value-type="string" calcext:value-type="string">
            <text:p>O(n)</text:p>
          </table:table-cell>
          <table:table-cell office:value-type="string" calcext:value-type="string">
            <text:p>Slowest</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 Sans" svg:font-family="'Nimbus Sans'" style:font-family-generic="swiss" style:font-pitch="variable"/>
    <style:font-face style:name="Nimbus Sans1" svg:font-family="'Nimbus Sans'" style:font-family-generic="system" style:font-pitch="variable"/>
    <style:font-face style:name="Noto Sans Arabic" svg:font-family="'Noto Sans Arabi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36pt"/>
      <style:text-properties style:font-name="Nimbus Sans" fo:language="en" fo:country="US" style:font-name-asian="Nimbus Sans1" style:language-asian="zh" style:country-asian="CN" style:font-name-complex="Noto Sans Arabic" style:language-complex="hi" style:country-complex="IN"/>
    </style:default-style>
    <number:number-style style:name="N0">
      <number:number number:min-integer-digits="1"/>
    </number:number-style>
    <style:style style:name="Default" style:family="table-cell">
      <style:text-properties style:font-name-complex="Noto Sans Devanagari" style:font-family-complex="'Noto Sans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7">00/00/0000</text:date>, <text:time style:data-style-name="N2" text:time-value="18:51:42.25000424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